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/>
    </style:style>
    <style:style style:name="P2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1880b8"/>
    </style:style>
    <style:style style:name="P3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23cd73"/>
    </style:style>
    <style:style style:name="P4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2e57e5"/>
    </style:style>
    <style:style style:name="P5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33da60"/>
    </style:style>
    <style:style style:name="P6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3f3b0c"/>
    </style:style>
    <style:style style:name="P7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467fd1"/>
    </style:style>
    <style:style style:name="P8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rsid="002e57e5" officeooo:paragraph-rsid="00516a98" style:font-name-asian="Nimbus Mono L" style:font-size-asian="10pt" style:font-name-complex="Liberation Mono" style:font-size-complex="10pt"/>
    </style:style>
    <style:style style:name="P9" style:family="paragraph" style:parent-style-name="Preformatted_20_Text">
      <style:text-properties fo:color="#000000" style:font-name="DejaVu Sans Mono" fo:font-size="9pt"/>
    </style:style>
    <style:style style:name="P10" style:family="paragraph" style:parent-style-name="Preformatted_20_Text">
      <style:text-properties fo:color="#000000" style:font-name="DejaVu Sans Mono" fo:font-size="9pt" officeooo:rsid="000d8d44" officeooo:paragraph-rsid="000d8d44"/>
    </style:style>
    <style:style style:name="P11" style:family="paragraph" style:parent-style-name="Preformatted_20_Text">
      <style:text-properties fo:color="#000000" style:font-name="DejaVu Sans Mono" fo:font-size="9pt" officeooo:rsid="000d8d44" officeooo:paragraph-rsid="00101b5e"/>
    </style:style>
    <style:style style:name="P12" style:family="paragraph" style:parent-style-name="Preformatted_20_Text">
      <style:text-properties fo:color="#000000" style:font-name="DejaVu Sans Mono" fo:font-size="9pt" officeooo:rsid="000d8d44" officeooo:paragraph-rsid="001880b8"/>
    </style:style>
    <style:style style:name="P13" style:family="paragraph" style:parent-style-name="Preformatted_20_Text">
      <style:text-properties fo:color="#000000" style:font-name="DejaVu Sans Mono" fo:font-size="9pt" officeooo:rsid="000d8d44" officeooo:paragraph-rsid="0023cd73"/>
    </style:style>
    <style:style style:name="P14" style:family="paragraph" style:parent-style-name="Preformatted_20_Text">
      <style:text-properties fo:color="#000000" style:font-name="DejaVu Sans Mono" fo:font-size="9pt" officeooo:rsid="000d8d44" officeooo:paragraph-rsid="002e57e5"/>
    </style:style>
    <style:style style:name="P15" style:family="paragraph" style:parent-style-name="Preformatted_20_Text">
      <style:text-properties fo:color="#000000" style:font-name="DejaVu Sans Mono" fo:font-size="9pt" officeooo:rsid="000d8d44" officeooo:paragraph-rsid="0033da60"/>
    </style:style>
    <style:style style:name="P16" style:family="paragraph" style:parent-style-name="Preformatted_20_Text">
      <style:text-properties fo:color="#000000" style:font-name="DejaVu Sans Mono" fo:font-size="9pt" officeooo:rsid="000d8d44" officeooo:paragraph-rsid="003b1b55"/>
    </style:style>
    <style:style style:name="P17" style:family="paragraph" style:parent-style-name="Preformatted_20_Text">
      <style:text-properties fo:color="#000000" style:font-name="DejaVu Sans Mono" fo:font-size="9pt" officeooo:rsid="000d8d44" officeooo:paragraph-rsid="003f3b0c"/>
    </style:style>
    <style:style style:name="P18" style:family="paragraph" style:parent-style-name="Preformatted_20_Text">
      <style:text-properties fo:color="#000000" style:font-name="DejaVu Sans Mono" fo:font-size="9pt" officeooo:rsid="000d8d44" officeooo:paragraph-rsid="00467fd1"/>
    </style:style>
    <style:style style:name="P19" style:family="paragraph" style:parent-style-name="Preformatted_20_Text">
      <style:text-properties fo:color="#000000" style:font-name="DejaVu Sans Mono" fo:font-size="9pt" officeooo:rsid="000d8d44" officeooo:paragraph-rsid="004c6a0e"/>
    </style:style>
    <style:style style:name="P20" style:family="paragraph" style:parent-style-name="Preformatted_20_Text">
      <style:text-properties fo:color="#000000" style:font-name="DejaVu Sans Mono" fo:font-size="9pt" officeooo:rsid="000d8d44" officeooo:paragraph-rsid="00516a98"/>
    </style:style>
    <style:style style:name="P21" style:family="paragraph" style:parent-style-name="Preformatted_20_Text">
      <style:text-properties fo:color="#000000" style:font-name="DejaVu Sans Mono" fo:font-size="9pt" officeooo:rsid="000d8d44" officeooo:paragraph-rsid="0053074a"/>
    </style:style>
    <style:style style:name="P22" style:family="paragraph" style:parent-style-name="Preformatted_20_Text">
      <style:text-properties fo:color="#000000" style:font-name="DejaVu Sans Mono" fo:font-size="9pt" officeooo:paragraph-rsid="000d8d44"/>
    </style:style>
    <style:style style:name="P23" style:family="paragraph" style:parent-style-name="Preformatted_20_Text">
      <style:text-properties fo:color="#000000" style:font-name="DejaVu Sans Mono" fo:font-size="9pt" fo:font-weight="bold" officeooo:rsid="000d8d44" officeooo:paragraph-rsid="000d8d44" style:font-weight-asian="bold" style:font-weight-complex="bold"/>
    </style:style>
    <style:style style:name="P24" style:family="paragraph" style:parent-style-name="Preformatted_20_Text">
      <style:text-properties fo:color="#000000" style:font-name="DejaVu Sans Mono" fo:font-size="9pt" fo:font-weight="bold" officeooo:rsid="000d8d44" officeooo:paragraph-rsid="000e5020" style:font-weight-asian="bold" style:font-weight-complex="bold"/>
    </style:style>
    <style:style style:name="P25" style:family="paragraph" style:parent-style-name="Preformatted_20_Text">
      <style:text-properties fo:color="#000000" style:font-name="DejaVu Sans Mono" fo:font-size="9pt" fo:font-weight="bold" officeooo:rsid="000d8d44" officeooo:paragraph-rsid="000eed2a" style:font-weight-asian="bold" style:font-weight-complex="bold"/>
    </style:style>
    <style:style style:name="P26" style:family="paragraph" style:parent-style-name="Preformatted_20_Text">
      <style:text-properties fo:color="#000000" style:font-name="DejaVu Sans Mono" fo:font-size="9pt" fo:font-weight="bold" officeooo:rsid="000eed2a" officeooo:paragraph-rsid="000eed2a" style:font-weight-asian="bold" style:font-weight-complex="bold"/>
    </style:style>
    <style:style style:name="P27" style:family="paragraph" style:parent-style-name="Preformatted_20_Text">
      <style:text-properties fo:color="#000000" style:font-name="DejaVu Sans Mono" fo:font-size="9pt" fo:font-weight="normal" officeooo:rsid="000e5020" officeooo:paragraph-rsid="000e5020" style:font-weight-asian="normal" style:font-weight-complex="normal"/>
    </style:style>
    <style:style style:name="P28" style:family="paragraph" style:parent-style-name="Preformatted_20_Text">
      <style:text-properties fo:color="#000000" style:font-name="DejaVu Sans Mono" fo:font-size="9pt" fo:font-weight="normal" officeooo:rsid="000eed2a" officeooo:paragraph-rsid="000eed2a" style:font-weight-asian="normal" style:font-weight-complex="normal"/>
    </style:style>
    <style:style style:name="P29" style:family="paragraph" style:parent-style-name="Preformatted_20_Text">
      <style:text-properties fo:color="#000000" style:font-name="DejaVu Sans Mono" fo:font-size="9pt" fo:font-weight="normal" officeooo:rsid="000eed2a" officeooo:paragraph-rsid="00132424" style:font-weight-asian="normal" style:font-weight-complex="normal"/>
    </style:style>
    <style:style style:name="P30" style:family="paragraph" style:parent-style-name="Preformatted_20_Text">
      <style:text-properties fo:color="#000000" style:font-name="DejaVu Sans Mono" fo:font-size="9pt" fo:font-weight="normal" officeooo:rsid="00132424" officeooo:paragraph-rsid="001507b9" style:font-weight-asian="normal" style:font-weight-complex="normal"/>
    </style:style>
    <style:style style:name="P31" style:family="paragraph" style:parent-style-name="Preformatted_20_Text">
      <style:text-properties fo:color="#000000" style:font-name="DejaVu Sans Mono" fo:font-size="9pt" officeooo:rsid="00101b5e" officeooo:paragraph-rsid="00101b5e"/>
    </style:style>
    <style:style style:name="P32" style:family="paragraph" style:parent-style-name="Preformatted_20_Text">
      <style:text-properties fo:color="#000000" style:font-name="DejaVu Sans Mono" fo:font-size="9pt" officeooo:rsid="00101b5e" officeooo:paragraph-rsid="001880b8"/>
    </style:style>
    <style:style style:name="P33" style:family="paragraph" style:parent-style-name="Preformatted_20_Text">
      <style:text-properties fo:color="#000000" style:font-name="DejaVu Sans Mono" fo:font-size="9pt" officeooo:rsid="00101b5e" officeooo:paragraph-rsid="0023cd73"/>
    </style:style>
    <style:style style:name="P34" style:family="paragraph" style:parent-style-name="Preformatted_20_Text">
      <style:text-properties fo:color="#000000" style:font-name="DejaVu Sans Mono" fo:font-size="9pt" officeooo:rsid="00101b5e" officeooo:paragraph-rsid="002e57e5"/>
    </style:style>
    <style:style style:name="P35" style:family="paragraph" style:parent-style-name="Preformatted_20_Text">
      <style:text-properties fo:color="#000000" style:font-name="DejaVu Sans Mono" fo:font-size="9pt" officeooo:rsid="00101b5e" officeooo:paragraph-rsid="0033da60"/>
    </style:style>
    <style:style style:name="P36" style:family="paragraph" style:parent-style-name="Preformatted_20_Text">
      <style:text-properties fo:color="#000000" style:font-name="DejaVu Sans Mono" fo:font-size="9pt" officeooo:rsid="00101b5e" officeooo:paragraph-rsid="00358a66"/>
    </style:style>
    <style:style style:name="P37" style:family="paragraph" style:parent-style-name="Preformatted_20_Text">
      <style:text-properties fo:color="#000000" style:font-name="DejaVu Sans Mono" fo:font-size="9pt" officeooo:rsid="00101b5e" officeooo:paragraph-rsid="003b1b55"/>
    </style:style>
    <style:style style:name="P38" style:family="paragraph" style:parent-style-name="Preformatted_20_Text">
      <style:text-properties fo:color="#000000" style:font-name="DejaVu Sans Mono" fo:font-size="9pt" officeooo:rsid="00101b5e" officeooo:paragraph-rsid="003f3b0c"/>
    </style:style>
    <style:style style:name="P39" style:family="paragraph" style:parent-style-name="Preformatted_20_Text">
      <style:text-properties fo:color="#000000" style:font-name="DejaVu Sans Mono" fo:font-size="9pt" officeooo:rsid="00101b5e" officeooo:paragraph-rsid="00467fd1"/>
    </style:style>
    <style:style style:name="P40" style:family="paragraph" style:parent-style-name="Preformatted_20_Text">
      <style:text-properties fo:color="#000000" style:font-name="DejaVu Sans Mono" fo:font-size="9pt" officeooo:rsid="00101b5e" officeooo:paragraph-rsid="004c6a0e"/>
    </style:style>
    <style:style style:name="P41" style:family="paragraph" style:parent-style-name="Preformatted_20_Text">
      <style:text-properties fo:color="#000000" style:font-name="DejaVu Sans Mono" fo:font-size="9pt" officeooo:rsid="00101b5e" officeooo:paragraph-rsid="00516a98"/>
    </style:style>
    <style:style style:name="P42" style:family="paragraph" style:parent-style-name="Preformatted_20_Text">
      <style:text-properties fo:color="#000000" style:font-name="DejaVu Sans Mono" fo:font-size="9pt" officeooo:rsid="00101b5e" officeooo:paragraph-rsid="0053074a"/>
    </style:style>
    <style:style style:name="P43" style:family="paragraph" style:parent-style-name="Preformatted_20_Text">
      <style:text-properties fo:color="#000000" style:font-name="DejaVu Sans Mono" fo:font-size="9pt" officeooo:rsid="001b1627" officeooo:paragraph-rsid="002026e6" style:font-name-asian="Nimbus Mono L" style:font-size-asian="10pt" style:font-name-complex="Liberation Mono" style:font-size-complex="10pt"/>
    </style:style>
    <style:style style:name="P44" style:family="paragraph" style:parent-style-name="Preformatted_20_Text">
      <style:text-properties fo:color="#000000" style:font-name="DejaVu Sans Mono" fo:font-size="9pt" officeooo:rsid="001b1627" officeooo:paragraph-rsid="001b1627" style:font-name-asian="Nimbus Mono L" style:font-size-asian="10pt" style:font-name-complex="Liberation Mono" style:font-size-complex="10pt"/>
    </style:style>
    <style:style style:name="P45" style:family="paragraph" style:parent-style-name="Preformatted_20_Text">
      <style:text-properties fo:color="#000000" style:font-name="DejaVu Sans Mono" fo:font-size="9pt" officeooo:rsid="002e57e5" officeooo:paragraph-rsid="0053074a" style:font-name-asian="Nimbus Mono L" style:font-size-asian="10pt" style:font-name-complex="Liberation Mono" style:font-size-complex="10pt"/>
    </style:style>
    <style:style style:name="P46" style:family="paragraph" style:parent-style-name="Preformatted_20_Text">
      <style:text-properties fo:color="#000000" style:font-name="DejaVu Sans Mono" fo:font-size="9pt" officeooo:rsid="005797e3" officeooo:paragraph-rsid="005797e3" style:font-name-asian="Nimbus Mono L" style:font-size-asian="10pt" style:font-name-complex="Liberation Mono" style:font-size-complex="10pt"/>
    </style:style>
    <style:style style:name="P47" style:family="paragraph" style:parent-style-name="Preformatted_20_Text">
      <style:text-properties fo:color="#000000" style:font-name="DejaVu Sans Mono" fo:font-size="9pt" officeooo:rsid="005974c7" officeooo:paragraph-rsid="005974c7" style:font-name-asian="Nimbus Mono L" style:font-size-asian="10pt" style:font-name-complex="Liberation Mono" style:font-size-complex="10pt"/>
    </style:style>
    <style:style style:name="P48" style:family="paragraph" style:parent-style-name="Preformatted_20_Text">
      <style:text-properties fo:color="#000000" style:font-name="DejaVu Sans Mono" fo:font-size="9pt" officeooo:paragraph-rsid="001880b8"/>
    </style:style>
    <style:style style:name="P49" style:family="paragraph" style:parent-style-name="Preformatted_20_Text">
      <style:text-properties fo:color="#000000" style:font-name="DejaVu Sans Mono" fo:font-size="9pt" officeooo:paragraph-rsid="0023cd73"/>
    </style:style>
    <style:style style:name="P50" style:family="paragraph" style:parent-style-name="Preformatted_20_Text">
      <style:text-properties fo:color="#000000" style:font-name="DejaVu Sans Mono" fo:font-size="9pt" officeooo:rsid="00179dc5" officeooo:paragraph-rsid="0023cd73"/>
    </style:style>
    <style:style style:name="P51" style:family="paragraph" style:parent-style-name="Preformatted_20_Text">
      <style:text-properties fo:color="#000000" style:font-name="DejaVu Sans Mono" fo:font-size="9pt" officeooo:rsid="00179dc5" officeooo:paragraph-rsid="002e57e5"/>
    </style:style>
    <style:style style:name="P52" style:family="paragraph" style:parent-style-name="Preformatted_20_Text">
      <style:text-properties fo:color="#000000" style:font-name="DejaVu Sans Mono" fo:font-size="9pt" officeooo:rsid="00179dc5" officeooo:paragraph-rsid="0033da60"/>
    </style:style>
    <style:style style:name="P53" style:family="paragraph" style:parent-style-name="Preformatted_20_Text">
      <style:text-properties fo:color="#000000" style:font-name="DejaVu Sans Mono" fo:font-size="9pt" officeooo:rsid="00179dc5" officeooo:paragraph-rsid="003b1b55"/>
    </style:style>
    <style:style style:name="P54" style:family="paragraph" style:parent-style-name="Preformatted_20_Text">
      <style:text-properties fo:color="#000000" style:font-name="DejaVu Sans Mono" fo:font-size="9pt" officeooo:rsid="00179dc5" officeooo:paragraph-rsid="003f3b0c"/>
    </style:style>
    <style:style style:name="P55" style:family="paragraph" style:parent-style-name="Preformatted_20_Text">
      <style:text-properties fo:color="#000000" style:font-name="DejaVu Sans Mono" fo:font-size="9pt" officeooo:rsid="00179dc5" officeooo:paragraph-rsid="00467fd1"/>
    </style:style>
    <style:style style:name="P56" style:family="paragraph" style:parent-style-name="Preformatted_20_Text">
      <style:text-properties fo:color="#000000" style:font-name="DejaVu Sans Mono" fo:font-size="9pt" officeooo:rsid="00179dc5" officeooo:paragraph-rsid="004c6a0e"/>
    </style:style>
    <style:style style:name="P57" style:family="paragraph" style:parent-style-name="Preformatted_20_Text">
      <style:text-properties fo:color="#000000" style:font-name="DejaVu Sans Mono" fo:font-size="9pt" officeooo:rsid="00179dc5" officeooo:paragraph-rsid="00516a98"/>
    </style:style>
    <style:style style:name="P58" style:family="paragraph" style:parent-style-name="Preformatted_20_Text">
      <style:text-properties fo:color="#000000" style:font-name="DejaVu Sans Mono" fo:font-size="9pt" officeooo:rsid="00179dc5" officeooo:paragraph-rsid="0053074a"/>
    </style:style>
    <style:style style:name="P59" style:family="paragraph" style:parent-style-name="Preformatted_20_Text">
      <style:text-properties fo:color="#000000" style:font-name="DejaVu Sans Mono" fo:font-size="9pt" officeooo:paragraph-rsid="002e57e5"/>
    </style:style>
    <style:style style:name="P60" style:family="paragraph" style:parent-style-name="Preformatted_20_Text">
      <style:text-properties fo:color="#000000" style:font-name="DejaVu Sans Mono" fo:font-size="9pt" officeooo:paragraph-rsid="0033da60"/>
    </style:style>
    <style:style style:name="P61" style:family="paragraph" style:parent-style-name="Preformatted_20_Text">
      <style:text-properties fo:color="#000000" style:font-name="DejaVu Sans Mono" fo:font-size="9pt" officeooo:rsid="0039c929" officeooo:paragraph-rsid="0039c929"/>
    </style:style>
    <style:style style:name="P62" style:family="paragraph" style:parent-style-name="Preformatted_20_Text">
      <style:text-properties fo:color="#000000" style:font-name="DejaVu Sans Mono" fo:font-size="9pt" officeooo:rsid="0039c929" officeooo:paragraph-rsid="003b1b55"/>
    </style:style>
    <style:style style:name="P63" style:family="paragraph" style:parent-style-name="Preformatted_20_Text">
      <style:text-properties fo:color="#000000" style:font-name="DejaVu Sans Mono" fo:font-size="9pt" officeooo:rsid="0039c929" officeooo:paragraph-rsid="003f3b0c"/>
    </style:style>
    <style:style style:name="P64" style:family="paragraph" style:parent-style-name="Preformatted_20_Text">
      <style:text-properties fo:color="#000000" style:font-name="DejaVu Sans Mono" fo:font-size="9pt" officeooo:rsid="0039c929" officeooo:paragraph-rsid="00467fd1"/>
    </style:style>
    <style:style style:name="P65" style:family="paragraph" style:parent-style-name="Preformatted_20_Text">
      <style:text-properties fo:color="#000000" style:font-name="DejaVu Sans Mono" fo:font-size="9pt" officeooo:rsid="0039c929" officeooo:paragraph-rsid="004c6a0e"/>
    </style:style>
    <style:style style:name="P66" style:family="paragraph" style:parent-style-name="Preformatted_20_Text">
      <style:text-properties fo:color="#000000" style:font-name="DejaVu Sans Mono" fo:font-size="9pt" officeooo:rsid="0039c929" officeooo:paragraph-rsid="00516a98"/>
    </style:style>
    <style:style style:name="P67" style:family="paragraph" style:parent-style-name="Preformatted_20_Text">
      <style:text-properties fo:color="#000000" style:font-name="DejaVu Sans Mono" fo:font-size="9pt" officeooo:rsid="0039c929" officeooo:paragraph-rsid="0053074a"/>
    </style:style>
    <style:style style:name="P68" style:family="paragraph" style:parent-style-name="Preformatted_20_Text">
      <style:text-properties fo:color="#000000" style:font-name="DejaVu Sans Mono" fo:font-size="9pt" officeooo:paragraph-rsid="003b1b55"/>
    </style:style>
    <style:style style:name="P69" style:family="paragraph" style:parent-style-name="Preformatted_20_Text">
      <style:text-properties fo:color="#000000" style:font-name="DejaVu Sans Mono" fo:font-size="9pt" officeooo:paragraph-rsid="003f3b0c"/>
    </style:style>
    <style:style style:name="P70" style:family="paragraph" style:parent-style-name="Preformatted_20_Text">
      <style:text-properties fo:color="#000000" style:font-name="DejaVu Sans Mono" fo:font-size="9pt" officeooo:paragraph-rsid="00467fd1"/>
    </style:style>
    <style:style style:name="P71" style:family="paragraph" style:parent-style-name="Preformatted_20_Text">
      <style:text-properties fo:color="#000000" style:font-name="DejaVu Sans Mono" fo:font-size="9pt" officeooo:paragraph-rsid="004c6a0e"/>
    </style:style>
    <style:style style:name="P72" style:family="paragraph" style:parent-style-name="Preformatted_20_Text">
      <style:text-properties fo:color="#000000" style:font-name="DejaVu Sans Mono" fo:font-size="9pt" officeooo:paragraph-rsid="00516a98"/>
    </style:style>
    <style:style style:name="P73" style:family="paragraph" style:parent-style-name="Preformatted_20_Text">
      <style:text-properties fo:color="#000000" style:font-name="DejaVu Sans Mono" fo:font-size="9pt" officeooo:rsid="0053074a" officeooo:paragraph-rsid="0053074a"/>
    </style:style>
    <style:style style:name="P74" style:family="paragraph" style:parent-style-name="Preformatted_20_Text">
      <style:text-properties fo:color="#808080" style:font-name="DejaVu Sans Mono" fo:font-size="9pt" fo:font-style="italic"/>
    </style:style>
    <style:style style:name="P75" style:family="paragraph" style:parent-style-name="Preformatted_20_Text">
      <style:text-properties fo:color="#808080" style:font-name="DejaVu Sans Mono" fo:font-size="9pt" fo:font-style="italic" officeooo:paragraph-rsid="001880b8"/>
    </style:style>
    <style:style style:name="P76" style:family="paragraph" style:parent-style-name="Preformatted_20_Text">
      <style:text-properties fo:color="#808080" style:font-name="DejaVu Sans Mono" fo:font-size="9pt" fo:font-style="italic" officeooo:paragraph-rsid="0023cd73"/>
    </style:style>
    <style:style style:name="P77" style:family="paragraph" style:parent-style-name="Preformatted_20_Text">
      <style:text-properties fo:color="#808080" style:font-name="DejaVu Sans Mono" fo:font-size="9pt" fo:font-style="italic" officeooo:paragraph-rsid="002e57e5"/>
    </style:style>
    <style:style style:name="P78" style:family="paragraph" style:parent-style-name="Preformatted_20_Text">
      <style:text-properties fo:color="#808080" style:font-name="DejaVu Sans Mono" fo:font-size="9pt" fo:font-style="italic" officeooo:paragraph-rsid="0033da60"/>
    </style:style>
    <style:style style:name="P79" style:family="paragraph" style:parent-style-name="Preformatted_20_Text">
      <style:text-properties fo:color="#808080" style:font-name="DejaVu Sans Mono" fo:font-size="9pt" fo:font-style="italic" officeooo:paragraph-rsid="003f3b0c"/>
    </style:style>
    <style:style style:name="P80" style:family="paragraph" style:parent-style-name="Preformatted_20_Text">
      <style:text-properties fo:color="#808080" style:font-name="DejaVu Sans Mono" fo:font-size="9pt" fo:font-style="italic" officeooo:paragraph-rsid="00467fd1"/>
    </style:style>
    <style:style style:name="P81" style:family="paragraph" style:parent-style-name="Preformatted_20_Text">
      <style:text-properties fo:color="#808080" style:font-name="DejaVu Sans Mono" fo:font-size="9pt" fo:font-style="italic" officeooo:paragraph-rsid="004c6a0e"/>
    </style:style>
    <style:style style:name="P82" style:family="paragraph" style:parent-style-name="Preformatted_20_Text">
      <style:text-properties fo:color="#808080" style:font-name="DejaVu Sans Mono" fo:font-size="9pt" fo:font-style="italic" officeooo:paragraph-rsid="00516a98"/>
    </style:style>
    <style:style style:name="P83" style:family="paragraph" style:parent-style-name="Preformatted_20_Text">
      <style:text-properties fo:color="#0000ff" style:font-name="DejaVu Sans Mono" fo:font-size="9pt" officeooo:rsid="00101b5e" officeooo:paragraph-rsid="00101b5e"/>
    </style:style>
    <style:style style:name="P84" style:family="paragraph" style:parent-style-name="Preformatted_20_Text">
      <style:text-properties fo:color="#0000ff" style:font-name="DejaVu Sans Mono" fo:font-size="9pt" officeooo:rsid="00101b5e" officeooo:paragraph-rsid="001b1627"/>
    </style:style>
    <style:style style:name="P85" style:family="paragraph" style:parent-style-name="Preformatted_20_Text">
      <style:text-properties fo:color="#0000ff" style:font-name="DejaVu Sans Mono" fo:font-size="9pt" officeooo:rsid="00101b5e" officeooo:paragraph-rsid="001d498b"/>
    </style:style>
    <style:style style:name="P86" style:family="paragraph" style:parent-style-name="Preformatted_20_Text">
      <style:text-properties fo:color="#0000ff" style:font-name="DejaVu Sans Mono" fo:font-size="9pt" officeooo:rsid="00101b5e" officeooo:paragraph-rsid="0023cd73"/>
    </style:style>
    <style:style style:name="P87" style:family="paragraph" style:parent-style-name="Preformatted_20_Text">
      <style:text-properties fo:color="#0000ff" style:font-name="DejaVu Sans Mono" fo:font-size="9pt" officeooo:rsid="00101b5e" officeooo:paragraph-rsid="002e57e5"/>
    </style:style>
    <style:style style:name="P88" style:family="paragraph" style:parent-style-name="Preformatted_20_Text">
      <style:text-properties fo:color="#0000ff" style:font-name="DejaVu Sans Mono" fo:font-size="9pt" officeooo:rsid="00101b5e" officeooo:paragraph-rsid="0033da60"/>
    </style:style>
    <style:style style:name="P89" style:family="paragraph" style:parent-style-name="Preformatted_20_Text">
      <style:text-properties fo:color="#0000ff" style:font-name="DejaVu Sans Mono" fo:font-size="9pt" officeooo:rsid="00101b5e" officeooo:paragraph-rsid="003b1b55"/>
    </style:style>
    <style:style style:name="P90" style:family="paragraph" style:parent-style-name="Preformatted_20_Text">
      <style:text-properties fo:color="#0000ff" style:font-name="DejaVu Sans Mono" fo:font-size="9pt" officeooo:rsid="00101b5e" officeooo:paragraph-rsid="003f3b0c"/>
    </style:style>
    <style:style style:name="P91" style:family="paragraph" style:parent-style-name="Preformatted_20_Text">
      <style:text-properties fo:color="#0000ff" style:font-name="DejaVu Sans Mono" fo:font-size="9pt" officeooo:rsid="00101b5e" officeooo:paragraph-rsid="00467fd1"/>
    </style:style>
    <style:style style:name="P92" style:family="paragraph" style:parent-style-name="Preformatted_20_Text">
      <style:text-properties fo:color="#0000ff" style:font-name="DejaVu Sans Mono" fo:font-size="9pt" officeooo:rsid="00101b5e" officeooo:paragraph-rsid="004c6a0e"/>
    </style:style>
    <style:style style:name="P93" style:family="paragraph" style:parent-style-name="Preformatted_20_Text">
      <style:text-properties fo:color="#0000ff" style:font-name="DejaVu Sans Mono" fo:font-size="9pt" officeooo:rsid="00101b5e" officeooo:paragraph-rsid="00516a98"/>
    </style:style>
    <style:style style:name="P94" style:family="paragraph" style:parent-style-name="Preformatted_20_Text">
      <style:text-properties fo:color="#0000ff" style:font-name="DejaVu Sans Mono" fo:font-size="9pt" officeooo:rsid="00101b5e" officeooo:paragraph-rsid="0053074a"/>
    </style:style>
    <style:style style:name="P95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fo:color="#000000" style:font-name="DejaVu Sans Mono" fo:font-size="9pt" officeooo:rsid="000d8d44" officeooo:paragraph-rsid="000eed2a"/>
    </style:style>
    <style:style style:name="P96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fo:color="#000000" style:font-name="DejaVu Sans Mono" fo:font-size="9pt" officeooo:rsid="00179dc5" officeooo:paragraph-rsid="00179dc5"/>
    </style:style>
    <style:style style:name="P97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paragraph-rsid="0015c9f1"/>
    </style:style>
    <style:style style:name="P98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15c9f1" officeooo:paragraph-rsid="0015c9f1"/>
    </style:style>
    <style:style style:name="P99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32424" officeooo:paragraph-rsid="0016489d" style:font-weight-asian="normal" style:font-weight-complex="normal"/>
    </style:style>
    <style:style style:name="P100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32424" officeooo:paragraph-rsid="001880b8" style:font-weight-asian="normal" style:font-weight-complex="normal"/>
    </style:style>
    <style:style style:name="P101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32424" officeooo:paragraph-rsid="0023cd73" style:font-weight-asian="normal" style:font-weight-complex="normal"/>
    </style:style>
    <style:style style:name="P102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32424" officeooo:paragraph-rsid="002e57e5" style:font-weight-asian="normal" style:font-weight-complex="normal"/>
    </style:style>
    <style:style style:name="P103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32424" officeooo:paragraph-rsid="0033da60" style:font-weight-asian="normal" style:font-weight-complex="normal"/>
    </style:style>
    <style:style style:name="P104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32424" officeooo:paragraph-rsid="003b1b55" style:font-weight-asian="normal" style:font-weight-complex="normal"/>
    </style:style>
    <style:style style:name="P105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32424" officeooo:paragraph-rsid="003f3b0c" style:font-weight-asian="normal" style:font-weight-complex="normal"/>
    </style:style>
    <style:style style:name="P106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32424" officeooo:paragraph-rsid="00467fd1" style:font-weight-asian="normal" style:font-weight-complex="normal"/>
    </style:style>
    <style:style style:name="P107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32424" officeooo:paragraph-rsid="004c6a0e" style:font-weight-asian="normal" style:font-weight-complex="normal"/>
    </style:style>
    <style:style style:name="P108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32424" officeooo:paragraph-rsid="00516a98" style:font-weight-asian="normal" style:font-weight-complex="normal"/>
    </style:style>
    <style:style style:name="P109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32424" officeooo:paragraph-rsid="0053074a" style:font-weight-asian="normal" style:font-weight-complex="normal"/>
    </style:style>
    <style:style style:name="P110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6489d" officeooo:paragraph-rsid="0016489d" style:font-weight-asian="normal" style:font-weight-complex="normal"/>
    </style:style>
    <style:style style:name="P111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880b8" officeooo:paragraph-rsid="001880b8" style:font-weight-asian="normal" style:font-weight-complex="normal"/>
    </style:style>
    <style:style style:name="P112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880b8" officeooo:paragraph-rsid="0023cd73" style:font-weight-asian="normal" style:font-weight-complex="normal"/>
    </style:style>
    <style:style style:name="P113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880b8" officeooo:paragraph-rsid="002e57e5" style:font-weight-asian="normal" style:font-weight-complex="normal"/>
    </style:style>
    <style:style style:name="P114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880b8" officeooo:paragraph-rsid="0033da60" style:font-weight-asian="normal" style:font-weight-complex="normal"/>
    </style:style>
    <style:style style:name="P115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880b8" officeooo:paragraph-rsid="003b1b55" style:font-weight-asian="normal" style:font-weight-complex="normal"/>
    </style:style>
    <style:style style:name="P116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880b8" officeooo:paragraph-rsid="003f3b0c" style:font-weight-asian="normal" style:font-weight-complex="normal"/>
    </style:style>
    <style:style style:name="P117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880b8" officeooo:paragraph-rsid="00467fd1" style:font-weight-asian="normal" style:font-weight-complex="normal"/>
    </style:style>
    <style:style style:name="P118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880b8" officeooo:paragraph-rsid="004c6a0e" style:font-weight-asian="normal" style:font-weight-complex="normal"/>
    </style:style>
    <style:style style:name="P119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880b8" officeooo:paragraph-rsid="00516a98" style:font-weight-asian="normal" style:font-weight-complex="normal"/>
    </style:style>
    <style:style style:name="P120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fo:font-weight="normal" officeooo:rsid="001880b8" officeooo:paragraph-rsid="0053074a" style:font-weight-asian="normal" style:font-weight-complex="normal"/>
    </style:style>
    <style:style style:name="P121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179dc5" officeooo:paragraph-rsid="00179dc5"/>
    </style:style>
    <style:style style:name="P122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179dc5" officeooo:paragraph-rsid="001880b8"/>
    </style:style>
    <style:style style:name="P123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paragraph-rsid="001880b8"/>
    </style:style>
    <style:style style:name="P124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1b1627" officeooo:paragraph-rsid="001b1627"/>
    </style:style>
    <style:style style:name="P125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1b1627" officeooo:paragraph-rsid="001b1627" style:font-name-asian="Nimbus Mono L" style:font-size-asian="10pt" style:font-name-complex="Liberation Mono" style:font-size-complex="10pt"/>
    </style:style>
    <style:style style:name="P126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1b1627" officeooo:paragraph-rsid="0021c0b9" style:font-name-asian="Nimbus Mono L" style:font-size-asian="10pt" style:font-name-complex="Liberation Mono" style:font-size-complex="10pt"/>
    </style:style>
    <style:style style:name="P127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7e7a" officeooo:paragraph-rsid="00237e7a" style:font-name-asian="Nimbus Mono L" style:font-size-asian="10pt" style:font-name-complex="Liberation Mono" style:font-size-complex="10pt"/>
    </style:style>
    <style:style style:name="P128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7e7a" officeooo:paragraph-rsid="002e57e5" style:font-name-asian="Nimbus Mono L" style:font-size-asian="10pt" style:font-name-complex="Liberation Mono" style:font-size-complex="10pt"/>
    </style:style>
    <style:style style:name="P129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7e7a" officeooo:paragraph-rsid="0033da60" style:font-name-asian="Nimbus Mono L" style:font-size-asian="10pt" style:font-name-complex="Liberation Mono" style:font-size-complex="10pt"/>
    </style:style>
    <style:style style:name="P130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7e7a" officeooo:paragraph-rsid="003b1b55" style:font-name-asian="Nimbus Mono L" style:font-size-asian="10pt" style:font-name-complex="Liberation Mono" style:font-size-complex="10pt"/>
    </style:style>
    <style:style style:name="P131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7e7a" officeooo:paragraph-rsid="003f3b0c" style:font-name-asian="Nimbus Mono L" style:font-size-asian="10pt" style:font-name-complex="Liberation Mono" style:font-size-complex="10pt"/>
    </style:style>
    <style:style style:name="P132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7e7a" officeooo:paragraph-rsid="00467fd1" style:font-name-asian="Nimbus Mono L" style:font-size-asian="10pt" style:font-name-complex="Liberation Mono" style:font-size-complex="10pt"/>
    </style:style>
    <style:style style:name="P133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7e7a" officeooo:paragraph-rsid="00516a98" style:font-name-asian="Nimbus Mono L" style:font-size-asian="10pt" style:font-name-complex="Liberation Mono" style:font-size-complex="10pt"/>
    </style:style>
    <style:style style:name="P134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7e7a" officeooo:paragraph-rsid="0053074a" style:font-name-asian="Nimbus Mono L" style:font-size-asian="10pt" style:font-name-complex="Liberation Mono" style:font-size-complex="10pt"/>
    </style:style>
    <style:style style:name="P135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c145" officeooo:paragraph-rsid="0023c145" style:font-name-asian="Nimbus Mono L" style:font-size-asian="10pt" style:font-name-complex="Liberation Mono" style:font-size-complex="10pt"/>
    </style:style>
    <style:style style:name="P136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c145" officeooo:paragraph-rsid="002e57e5" style:font-name-asian="Nimbus Mono L" style:font-size-asian="10pt" style:font-name-complex="Liberation Mono" style:font-size-complex="10pt"/>
    </style:style>
    <style:style style:name="P137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c145" officeooo:paragraph-rsid="0033da60" style:font-name-asian="Nimbus Mono L" style:font-size-asian="10pt" style:font-name-complex="Liberation Mono" style:font-size-complex="10pt"/>
    </style:style>
    <style:style style:name="P138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c145" officeooo:paragraph-rsid="003b1b55" style:font-name-asian="Nimbus Mono L" style:font-size-asian="10pt" style:font-name-complex="Liberation Mono" style:font-size-complex="10pt"/>
    </style:style>
    <style:style style:name="P139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c145" officeooo:paragraph-rsid="003f3b0c" style:font-name-asian="Nimbus Mono L" style:font-size-asian="10pt" style:font-name-complex="Liberation Mono" style:font-size-complex="10pt"/>
    </style:style>
    <style:style style:name="P140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c145" officeooo:paragraph-rsid="00467fd1" style:font-name-asian="Nimbus Mono L" style:font-size-asian="10pt" style:font-name-complex="Liberation Mono" style:font-size-complex="10pt"/>
    </style:style>
    <style:style style:name="P141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c145" officeooo:paragraph-rsid="004c6a0e" style:font-name-asian="Nimbus Mono L" style:font-size-asian="10pt" style:font-name-complex="Liberation Mono" style:font-size-complex="10pt"/>
    </style:style>
    <style:style style:name="P142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c145" officeooo:paragraph-rsid="00516a98" style:font-name-asian="Nimbus Mono L" style:font-size-asian="10pt" style:font-name-complex="Liberation Mono" style:font-size-complex="10pt"/>
    </style:style>
    <style:style style:name="P143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3c145" officeooo:paragraph-rsid="0053074a" style:font-name-asian="Nimbus Mono L" style:font-size-asian="10pt" style:font-name-complex="Liberation Mono" style:font-size-complex="10pt"/>
    </style:style>
    <style:style style:name="P144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101b5e" officeooo:paragraph-rsid="0023cd73" style:font-name-asian="Nimbus Mono L" style:font-size-asian="10pt" style:font-name-complex="Liberation Mono" style:font-size-complex="10pt"/>
    </style:style>
    <style:style style:name="P145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101b5e" officeooo:paragraph-rsid="0028b48b" style:font-name-asian="Nimbus Mono L" style:font-size-asian="10pt" style:font-name-complex="Liberation Mono" style:font-size-complex="10pt"/>
    </style:style>
    <style:style style:name="P146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101b5e" officeooo:paragraph-rsid="002bcc41" style:font-name-asian="Nimbus Mono L" style:font-size-asian="10pt" style:font-name-complex="Liberation Mono" style:font-size-complex="10pt"/>
    </style:style>
    <style:style style:name="P147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101b5e" officeooo:paragraph-rsid="002e57e5" style:font-name-asian="Nimbus Mono L" style:font-size-asian="10pt" style:font-name-complex="Liberation Mono" style:font-size-complex="10pt"/>
    </style:style>
    <style:style style:name="P148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5da1f" officeooo:paragraph-rsid="0025da1f" style:font-name-asian="Nimbus Mono L" style:font-size-asian="10pt" style:font-name-complex="Liberation Mono" style:font-size-complex="10pt"/>
    </style:style>
    <style:style style:name="P149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8b48b" officeooo:paragraph-rsid="0028b48b" style:font-name-asian="Nimbus Mono L" style:font-size-asian="10pt" style:font-name-complex="Liberation Mono" style:font-size-complex="10pt"/>
    </style:style>
    <style:style style:name="P150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9e3d9" officeooo:paragraph-rsid="0029e3d9" style:font-name-asian="Nimbus Mono L" style:font-size-asian="10pt" style:font-name-complex="Liberation Mono" style:font-size-complex="10pt"/>
    </style:style>
    <style:style style:name="P151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0d8d44" officeooo:paragraph-rsid="002bcc41" style:font-name-asian="Nimbus Mono L" style:font-size-asian="10pt" style:font-name-complex="Liberation Mono" style:font-size-complex="10pt"/>
    </style:style>
    <style:style style:name="P152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0d8d44" officeooo:paragraph-rsid="002da7ef" style:font-name-asian="Nimbus Mono L" style:font-size-asian="10pt" style:font-name-complex="Liberation Mono" style:font-size-complex="10pt"/>
    </style:style>
    <style:style style:name="P153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e57e5" officeooo:paragraph-rsid="002e57e5" style:font-name-asian="Nimbus Mono L" style:font-size-asian="10pt" style:font-name-complex="Liberation Mono" style:font-size-complex="10pt"/>
    </style:style>
    <style:style style:name="P154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e57e5" officeooo:paragraph-rsid="00301a82" style:font-name-asian="Nimbus Mono L" style:font-size-asian="10pt" style:font-name-complex="Liberation Mono" style:font-size-complex="10pt"/>
    </style:style>
    <style:style style:name="P155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e57e5" officeooo:paragraph-rsid="0033da60" style:font-name-asian="Nimbus Mono L" style:font-size-asian="10pt" style:font-name-complex="Liberation Mono" style:font-size-complex="10pt"/>
    </style:style>
    <style:style style:name="P156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e57e5" officeooo:paragraph-rsid="003b1b55" style:font-name-asian="Nimbus Mono L" style:font-size-asian="10pt" style:font-name-complex="Liberation Mono" style:font-size-complex="10pt"/>
    </style:style>
    <style:style style:name="P157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e57e5" officeooo:paragraph-rsid="003f3b0c" style:font-name-asian="Nimbus Mono L" style:font-size-asian="10pt" style:font-name-complex="Liberation Mono" style:font-size-complex="10pt"/>
    </style:style>
    <style:style style:name="P158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e57e5" officeooo:paragraph-rsid="00467fd1" style:font-name-asian="Nimbus Mono L" style:font-size-asian="10pt" style:font-name-complex="Liberation Mono" style:font-size-complex="10pt"/>
    </style:style>
    <style:style style:name="P159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e57e5" officeooo:paragraph-rsid="004c6a0e" style:font-name-asian="Nimbus Mono L" style:font-size-asian="10pt" style:font-name-complex="Liberation Mono" style:font-size-complex="10pt"/>
    </style:style>
    <style:style style:name="P160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e57e5" officeooo:paragraph-rsid="00516a98" style:font-name-asian="Nimbus Mono L" style:font-size-asian="10pt" style:font-name-complex="Liberation Mono" style:font-size-complex="10pt"/>
    </style:style>
    <style:style style:name="P161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e57e5" officeooo:paragraph-rsid="0056c07d" style:font-name-asian="Nimbus Mono L" style:font-size-asian="10pt" style:font-name-complex="Liberation Mono" style:font-size-complex="10pt"/>
    </style:style>
    <style:style style:name="P162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e57e5" officeooo:paragraph-rsid="0059c61a" style:font-name-asian="Nimbus Mono L" style:font-size-asian="10pt" style:font-name-complex="Liberation Mono" style:font-size-complex="10pt"/>
    </style:style>
    <style:style style:name="P163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26b69" officeooo:paragraph-rsid="00326b69" style:font-name-asian="Nimbus Mono L" style:font-size-asian="10pt" style:font-name-complex="Liberation Mono" style:font-size-complex="10pt"/>
    </style:style>
    <style:style style:name="P164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9c929" officeooo:paragraph-rsid="0039c929" style:font-name-asian="Nimbus Mono L" style:font-size-asian="10pt" style:font-name-complex="Liberation Mono" style:font-size-complex="10pt"/>
    </style:style>
    <style:style style:name="P165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9d11a" officeooo:paragraph-rsid="0039d11a" style:font-name-asian="Nimbus Mono L" style:font-size-asian="10pt" style:font-name-complex="Liberation Mono" style:font-size-complex="10pt"/>
    </style:style>
    <style:style style:name="P166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b75ed" officeooo:paragraph-rsid="003b75ed" style:font-name-asian="Nimbus Mono L" style:font-size-asian="10pt" style:font-name-complex="Liberation Mono" style:font-size-complex="10pt"/>
    </style:style>
    <style:style style:name="P167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b75ed" officeooo:paragraph-rsid="003f3b0c" style:font-name-asian="Nimbus Mono L" style:font-size-asian="10pt" style:font-name-complex="Liberation Mono" style:font-size-complex="10pt"/>
    </style:style>
    <style:style style:name="P168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b75ed" officeooo:paragraph-rsid="00467fd1" style:font-name-asian="Nimbus Mono L" style:font-size-asian="10pt" style:font-name-complex="Liberation Mono" style:font-size-complex="10pt"/>
    </style:style>
    <style:style style:name="P169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b75ed" officeooo:paragraph-rsid="004c6a0e" style:font-name-asian="Nimbus Mono L" style:font-size-asian="10pt" style:font-name-complex="Liberation Mono" style:font-size-complex="10pt"/>
    </style:style>
    <style:style style:name="P170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b75ed" officeooo:paragraph-rsid="00516a98" style:font-name-asian="Nimbus Mono L" style:font-size-asian="10pt" style:font-name-complex="Liberation Mono" style:font-size-complex="10pt"/>
    </style:style>
    <style:style style:name="P171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b75ed" officeooo:paragraph-rsid="0053074a" style:font-name-asian="Nimbus Mono L" style:font-size-asian="10pt" style:font-name-complex="Liberation Mono" style:font-size-complex="10pt"/>
    </style:style>
    <style:style style:name="P172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d5a0e" officeooo:paragraph-rsid="003d5a0e" style:font-name-asian="Nimbus Mono L" style:font-size-asian="10pt" style:font-name-complex="Liberation Mono" style:font-size-complex="10pt"/>
    </style:style>
    <style:style style:name="P173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f3b0c" officeooo:paragraph-rsid="003f3b0c" style:font-name-asian="Nimbus Mono L" style:font-size-asian="10pt" style:font-name-complex="Liberation Mono" style:font-size-complex="10pt"/>
    </style:style>
    <style:style style:name="P174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f3b0c" officeooo:paragraph-rsid="00467fd1" style:font-name-asian="Nimbus Mono L" style:font-size-asian="10pt" style:font-name-complex="Liberation Mono" style:font-size-complex="10pt"/>
    </style:style>
    <style:style style:name="P175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f3b0c" officeooo:paragraph-rsid="00516a98" style:font-name-asian="Nimbus Mono L" style:font-size-asian="10pt" style:font-name-complex="Liberation Mono" style:font-size-complex="10pt"/>
    </style:style>
    <style:style style:name="P176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3f3b0c" officeooo:paragraph-rsid="0053074a" style:font-name-asian="Nimbus Mono L" style:font-size-asian="10pt" style:font-name-complex="Liberation Mono" style:font-size-complex="10pt"/>
    </style:style>
    <style:style style:name="P177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4242e9" officeooo:paragraph-rsid="004242e9" style:font-name-asian="Nimbus Mono L" style:font-size-asian="10pt" style:font-name-complex="Liberation Mono" style:font-size-complex="10pt"/>
    </style:style>
    <style:style style:name="P178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467fd1" officeooo:paragraph-rsid="00467fd1" style:font-name-asian="Nimbus Mono L" style:font-size-asian="10pt" style:font-name-complex="Liberation Mono" style:font-size-complex="10pt"/>
    </style:style>
    <style:style style:name="P179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467fd1" officeooo:paragraph-rsid="004c6a0e" style:font-name-asian="Nimbus Mono L" style:font-size-asian="10pt" style:font-name-complex="Liberation Mono" style:font-size-complex="10pt"/>
    </style:style>
    <style:style style:name="P180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4ae2c9" officeooo:paragraph-rsid="004ae2c9" style:font-name-asian="Nimbus Mono L" style:font-size-asian="10pt" style:font-name-complex="Liberation Mono" style:font-size-complex="10pt"/>
    </style:style>
    <style:style style:name="P181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50b57c" officeooo:paragraph-rsid="0050b57c" style:font-name-asian="Nimbus Mono L" style:font-size-asian="10pt" style:font-name-complex="Liberation Mono" style:font-size-complex="10pt"/>
    </style:style>
    <style:style style:name="P182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51dc45" officeooo:paragraph-rsid="0051dc45" style:font-name-asian="Nimbus Mono L" style:font-size-asian="10pt" style:font-name-complex="Liberation Mono" style:font-size-complex="10pt"/>
    </style:style>
    <style:style style:name="P183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59c61a" officeooo:paragraph-rsid="0059c61a" style:font-name-asian="Nimbus Mono L" style:font-size-asian="10pt" style:font-name-complex="Liberation Mono" style:font-size-complex="10pt"/>
    </style:style>
    <style:style style:name="P184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paragraph-rsid="0023cd73"/>
    </style:style>
    <style:style style:name="P185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paragraph-rsid="002e57e5"/>
    </style:style>
    <style:style style:name="P186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paragraph-rsid="003f3b0c"/>
    </style:style>
    <style:style style:name="P187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paragraph-rsid="00467fd1"/>
    </style:style>
    <style:style style:name="P188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paragraph-rsid="004c6a0e"/>
    </style:style>
    <style:style style:name="P189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paragraph-rsid="0056c07d"/>
    </style:style>
    <style:style style:name="P190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paragraph-rsid="0059c61a"/>
    </style:style>
    <style:style style:name="P191" style:family="paragraph" style:parent-style-name="Preformatted_20_Text">
      <style:paragraph-properties fo:margin-top="0in" fo:margin-bottom="0in" loext:contextual-spacing="false"/>
      <style:text-properties fo:color="#0000ff" style:font-name="DejaVu Sans Mono" fo:font-size="9pt" officeooo:rsid="00101b5e" officeooo:paragraph-rsid="001b8639"/>
    </style:style>
    <style:style style:name="P192" style:family="paragraph" style:parent-style-name="Preformatted_20_Text">
      <style:paragraph-properties fo:margin-top="0in" fo:margin-bottom="0in" loext:contextual-spacing="false"/>
      <style:text-properties fo:color="#808080" style:font-name="DejaVu Sans Mono" fo:font-size="9pt" fo:font-style="italic" fo:font-weight="normal" officeooo:rsid="000eed2a" officeooo:paragraph-rsid="001880b8" style:font-weight-asian="normal" style:font-weight-complex="normal"/>
    </style:style>
    <style:style style:name="P193" style:family="paragraph" style:parent-style-name="Preformatted_20_Text">
      <style:paragraph-properties fo:margin-top="0in" fo:margin-bottom="0in" loext:contextual-spacing="false"/>
      <style:text-properties fo:color="#808080" style:font-name="DejaVu Sans Mono" fo:font-size="9pt" fo:font-style="italic" fo:font-weight="normal" officeooo:rsid="000eed2a" officeooo:paragraph-rsid="0023cd73" style:font-weight-asian="normal" style:font-weight-complex="normal"/>
    </style:style>
    <style:style style:name="P194" style:family="paragraph" style:parent-style-name="Preformatted_20_Text">
      <style:paragraph-properties fo:margin-top="0in" fo:margin-bottom="0in" loext:contextual-spacing="false"/>
      <style:text-properties fo:color="#808080" style:font-name="DejaVu Sans Mono" fo:font-size="9pt" fo:font-style="italic" fo:font-weight="normal" officeooo:rsid="000eed2a" officeooo:paragraph-rsid="002e57e5" style:font-weight-asian="normal" style:font-weight-complex="normal"/>
    </style:style>
    <style:style style:name="P195" style:family="paragraph" style:parent-style-name="Preformatted_20_Text">
      <style:paragraph-properties fo:margin-top="0in" fo:margin-bottom="0in" loext:contextual-spacing="false"/>
      <style:text-properties fo:color="#808080" style:font-name="DejaVu Sans Mono" fo:font-size="9pt" fo:font-style="italic" fo:font-weight="normal" officeooo:rsid="000eed2a" officeooo:paragraph-rsid="0033da60" style:font-weight-asian="normal" style:font-weight-complex="normal"/>
    </style:style>
    <style:style style:name="P196" style:family="paragraph" style:parent-style-name="Preformatted_20_Text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fo:color="#000000" style:font-name="DejaVu Sans Mono" fo:font-size="9pt" officeooo:rsid="00237e7a" officeooo:paragraph-rsid="00237e7a" style:font-name-asian="Nimbus Mono L" style:font-size-asian="10pt" style:font-name-complex="Liberation Mono" style:font-size-complex="10pt"/>
    </style:style>
    <style:style style:name="P197" style:family="paragraph" style:parent-style-name="Preformatted_20_Text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fo:color="#000000" style:font-name="DejaVu Sans Mono" fo:font-size="9pt" officeooo:rsid="00237e7a" officeooo:paragraph-rsid="002da7ef" style:font-name-asian="Nimbus Mono L" style:font-size-asian="10pt" style:font-name-complex="Liberation Mono" style:font-size-complex="10pt"/>
    </style:style>
    <style:style style:name="P198" style:family="paragraph" style:parent-style-name="Preformatted_20_Text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fo:color="#000000" style:font-name="DejaVu Sans Mono" fo:font-size="9pt" officeooo:rsid="00237e7a" officeooo:paragraph-rsid="0033da60" style:font-name-asian="Nimbus Mono L" style:font-size-asian="10pt" style:font-name-complex="Liberation Mono" style:font-size-complex="10pt"/>
    </style:style>
    <style:style style:name="P199" style:family="paragraph" style:parent-style-name="Preformatted_20_Text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fo:color="#000000" style:font-name="DejaVu Sans Mono" fo:font-size="9pt" officeooo:rsid="00237e7a" officeooo:paragraph-rsid="003b1b55" style:font-name-asian="Nimbus Mono L" style:font-size-asian="10pt" style:font-name-complex="Liberation Mono" style:font-size-complex="10pt"/>
    </style:style>
    <style:style style:name="P200" style:family="paragraph" style:parent-style-name="Preformatted_20_Text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fo:color="#000000" style:font-name="DejaVu Sans Mono" fo:font-size="9pt" officeooo:rsid="00237e7a" officeooo:paragraph-rsid="003f3b0c" style:font-name-asian="Nimbus Mono L" style:font-size-asian="10pt" style:font-name-complex="Liberation Mono" style:font-size-complex="10pt"/>
    </style:style>
    <style:style style:name="P201" style:family="paragraph" style:parent-style-name="Preformatted_20_Text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fo:color="#000000" style:font-name="DejaVu Sans Mono" fo:font-size="9pt" officeooo:rsid="00237e7a" officeooo:paragraph-rsid="00467fd1" style:font-name-asian="Nimbus Mono L" style:font-size-asian="10pt" style:font-name-complex="Liberation Mono" style:font-size-complex="10pt"/>
    </style:style>
    <style:style style:name="P202" style:family="paragraph" style:parent-style-name="Preformatted_20_Text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fo:color="#000000" style:font-name="DejaVu Sans Mono" fo:font-size="9pt" officeooo:rsid="00237e7a" officeooo:paragraph-rsid="00516a98" style:font-name-asian="Nimbus Mono L" style:font-size-asian="10pt" style:font-name-complex="Liberation Mono" style:font-size-complex="10pt"/>
    </style:style>
    <style:style style:name="P203" style:family="paragraph" style:parent-style-name="Preformatted_20_Text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fo:color="#000000" style:font-name="DejaVu Sans Mono" fo:font-size="9pt" officeooo:rsid="00237e7a" officeooo:paragraph-rsid="0053074a" style:font-name-asian="Nimbus Mono L" style:font-size-asian="10pt" style:font-name-complex="Liberation Mono" style:font-size-complex="10pt"/>
    </style:style>
    <style:style style:name="P204" style:family="paragraph" style:parent-style-name="Preformatted_20_Text">
      <style:text-properties fo:color="#0000ff" style:font-name="DejaVu Sans Mono" fo:font-size="9pt" officeooo:rsid="004242e9" officeooo:paragraph-rsid="00516a98"/>
    </style:style>
    <style:style style:name="P205" style:family="paragraph" style:parent-style-name="Preformatted_20_Text">
      <style:text-properties fo:color="#0000ff" style:font-name="DejaVu Sans Mono" fo:font-size="9pt" officeooo:rsid="004242e9" officeooo:paragraph-rsid="0053074a"/>
    </style:style>
    <style:style style:name="P206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59c61a" officeooo:paragraph-rsid="0059c61a" style:font-name-asian="Nimbus Mono L" style:font-size-asian="10pt" style:font-name-complex="Liberation Mono" style:font-size-complex="10pt"/>
    </style:style>
    <style:style style:name="P207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2e57e5" officeooo:paragraph-rsid="005b934d" style:font-name-asian="Nimbus Mono L" style:font-size-asian="10pt" style:font-name-complex="Liberation Mono" style:font-size-complex="10pt"/>
    </style:style>
    <style:style style:name="P208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rsid="005b934d" officeooo:paragraph-rsid="005b934d" style:font-name-asian="Nimbus Mono L" style:font-size-asian="10pt" style:font-name-complex="Liberation Mono" style:font-size-complex="10pt"/>
    </style:style>
    <style:style style:name="P209" style:family="paragraph" style:parent-style-name="Preformatted_20_Text">
      <style:paragraph-properties fo:margin-top="0in" fo:margin-bottom="0in" loext:contextual-spacing="false"/>
      <style:text-properties fo:color="#000000" style:font-name="DejaVu Sans Mono" fo:font-size="9pt" officeooo:paragraph-rsid="005b934d"/>
    </style:style>
    <style:style style:name="T1" style:family="text">
      <style:text-properties fo:color="#000080" fo:font-weight="bold"/>
    </style:style>
    <style:style style:name="T2" style:family="text">
      <style:text-properties fo:color="#0000ff"/>
    </style:style>
    <style:style style:name="T3" style:family="text">
      <style:text-properties fo:color="#0000ff" officeooo:rsid="001507b9"/>
    </style:style>
    <style:style style:name="T4" style:family="text">
      <style:text-properties fo:color="#0000ff" officeooo:rsid="00249262"/>
    </style:style>
    <style:style style:name="T5" style:family="text">
      <style:text-properties fo:color="#0000ff" officeooo:rsid="002bcc41"/>
    </style:style>
    <style:style style:name="T6" style:family="text">
      <style:text-properties fo:color="#0000ff" officeooo:rsid="002e57e5"/>
    </style:style>
    <style:style style:name="T7" style:family="text">
      <style:text-properties fo:color="#0000ff" officeooo:rsid="004242e9"/>
    </style:style>
    <style:style style:name="T8" style:family="text">
      <style:text-properties fo:color="#0000ff" officeooo:rsid="0049c71d"/>
    </style:style>
    <style:style style:name="T9" style:family="text">
      <style:text-properties fo:color="#660099"/>
    </style:style>
    <style:style style:name="T10" style:family="text">
      <style:text-properties fo:color="#008080" fo:font-weight="bold"/>
    </style:style>
    <style:style style:name="T11" style:family="text">
      <style:text-properties officeooo:rsid="000e5020"/>
    </style:style>
    <style:style style:name="T12" style:family="text">
      <style:text-properties officeooo:rsid="000eed2a"/>
    </style:style>
    <style:style style:name="T13" style:family="text">
      <style:text-properties officeooo:rsid="00179dc5"/>
    </style:style>
    <style:style style:name="T14" style:family="text">
      <style:text-properties officeooo:rsid="00190e3d"/>
    </style:style>
    <style:style style:name="T15" style:family="text">
      <style:text-properties officeooo:rsid="001b8639"/>
    </style:style>
    <style:style style:name="T16" style:family="text">
      <style:text-properties officeooo:rsid="001cc236"/>
    </style:style>
    <style:style style:name="T17" style:family="text">
      <style:text-properties officeooo:rsid="001d498b"/>
    </style:style>
    <style:style style:name="T18" style:family="text">
      <style:text-properties officeooo:rsid="00249262"/>
    </style:style>
    <style:style style:name="T19" style:family="text">
      <style:text-properties officeooo:rsid="00301a82"/>
    </style:style>
    <style:style style:name="T20" style:family="text">
      <style:text-properties officeooo:rsid="00347e57"/>
    </style:style>
    <style:style style:name="T21" style:family="text">
      <style:text-properties officeooo:rsid="00392df5"/>
    </style:style>
    <style:style style:name="T22" style:family="text">
      <style:text-properties officeooo:rsid="00397de6"/>
    </style:style>
    <style:style style:name="T23" style:family="text">
      <style:text-properties officeooo:rsid="002e57e5" style:font-name-asian="Nimbus Mono L" style:font-size-asian="10pt" style:font-name-complex="Liberation Mono" style:font-size-complex="10pt"/>
    </style:style>
    <style:style style:name="T24" style:family="text">
      <style:text-properties officeooo:rsid="00347e57" style:font-name-asian="Nimbus Mono L" style:font-size-asian="10pt" style:font-name-complex="Liberation Mono" style:font-size-complex="10pt"/>
    </style:style>
    <style:style style:name="T25" style:family="text">
      <style:text-properties officeooo:rsid="0049c71d"/>
    </style:style>
    <style:style style:name="T26" style:family="text">
      <style:text-properties officeooo:rsid="0056c07d"/>
    </style:style>
    <style:style style:name="T27" style:family="text">
      <style:text-properties officeooo:rsid="0059b1ab"/>
    </style:style>
    <style:style style:name="T28" style:family="text">
      <style:text-properties officeooo:rsid="0059c6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sting Correction</text:p>
      <text:p text:style-name="P10">nb_epoch = <text:span text:style-name="T2">5</text:span></text:p>
      <text:p text:style-name="P30"><text:span text:style-name="T2">Images </text:span><text:span text:style-name="T3">f</text:span><text:span text:style-name="T2">lipped</text:span></text:p>
      <text:p text:style-name="P22"/>
      <text:p text:style-name="P9">model = Sequential()</text:p>
      <text:p text:style-name="P74"># normalize data and mean centering</text:p>
      <text:p text:style-name="P9">model.add(Lambda(<text:span text:style-name="T1">lambda <text:s/></text:span>x: x / <text:span text:style-name="T2">255.0 </text:span>- <text:span text:style-name="T2">0.5</text:span>, <text:span text:style-name="T9">input_shape</text:span>=input_shape))</text:p>
      <text:p text:style-name="P74"># cropping</text:p>
      <text:p text:style-name="P9">model.add(Cropping2D(<text:span text:style-name="T9">cropping</text:span>=((<text:span text:style-name="T2">70</text:span>,<text:span text:style-name="T2">25</text:span>),(<text:span text:style-name="T2">0</text:span>,<text:span text:style-name="T2">0</text:span>))))</text:p>
      <text:p text:style-name="P9">model.add(Conv2D(<text:span text:style-name="T2">6</text:span>, <text:span text:style-name="T2">5</text:span>, <text:span text:style-name="T2">5</text:span>, <text:span text:style-name="T9">activation</text:span>=<text:span text:style-name="T10">"relu"</text:span>))</text:p>
      <text:p text:style-name="P9">model.add(MaxPooling2D((<text:span text:style-name="T2">2</text:span>, <text:span text:style-name="T2">2</text:span>)))</text:p>
      <text:p text:style-name="P74">#model.add(Conv2D(6, 5, 5, activation="relu"))</text:p>
      <text:p text:style-name="P74">#model.add(MaxPooling2D((2, 2)))</text:p>
      <text:p text:style-name="P74">#model.add(Dropout(0.5))</text:p>
      <text:p text:style-name="P74">#model.add(Flatten(input_shape=input_shape))</text:p>
      <text:p text:style-name="P9">model.add(Flatten())</text:p>
      <text:p text:style-name="P74">#model.add(Dense(120))</text:p>
      <text:p text:style-name="P74">#model.add(Dense(84))</text:p>
      <text:p text:style-name="P1">model.add(Dense(<text:span text:style-name="T2">1</text:span>))</text:p>
      <text:p text:style-name="P23">Correction 0.2</text:p>
      <text:p text:style-name="P23"/>
      <text:p text:style-name="P27">69964/69964 [==============================] - 41s - loss: 0.0257 - val_loss: 0.0361</text:p>
      <text:p text:style-name="P27">Epoch 2/5</text:p>
      <text:p text:style-name="P27">69964/69964 [==============================] - 40s - loss: 0.0188 - val_loss: 0.0356</text:p>
      <text:p text:style-name="P27">Epoch 3/5</text:p>
      <text:p text:style-name="P27">69964/69964 [==============================] - 40s - loss: 0.0176 - val_loss: 0.0346</text:p>
      <text:p text:style-name="P27">Epoch 4/5</text:p>
      <text:p text:style-name="P27">69964/69964 [==============================] - 40s - loss: 0.0170 - val_loss: 0.0350</text:p>
      <text:p text:style-name="P27">Epoch 5/5</text:p>
      <text:p text:style-name="P27">69964/69964 [==============================] - 40s - loss: 0.0163 - val_loss: 0.0358</text:p>
      <text:p text:style-name="P10"/>
      <text:p text:style-name="P10"/>
      <text:p text:style-name="P23">Correction 0.3</text:p>
      <text:p text:style-name="P22"/>
      <text:p text:style-name="P10">69964/69964 [==============================] - 41s - loss: 0.0479 - val_loss: 0.0607</text:p>
      <text:p text:style-name="P10">Epoch 2/5</text:p>
      <text:p text:style-name="P10">69964/69964 [==============================] - 40s - loss: 0.0377 - val_loss: 0.0602</text:p>
      <text:p text:style-name="P10">Epoch 3/5</text:p>
      <text:p text:style-name="P10">69964/69964 [==============================] - 40s - loss: 0.0360 - val_loss: 0.0617</text:p>
      <text:p text:style-name="P10">Epoch 4/5</text:p>
      <text:p text:style-name="P10">69964/69964 [==============================] - 40s - loss: 0.0346 - val_loss: 0.0607</text:p>
      <text:p text:style-name="P10">Epoch 5/5</text:p>
      <text:p text:style-name="P10">69964/69964 [==============================] - 40s - loss: 0.0332 - val_loss: 0.0636</text:p>
      <text:p text:style-name="P10"/>
      <text:p text:style-name="P24">Correction 0.<text:span text:style-name="T11">1</text:span></text:p>
      <text:p text:style-name="P24"/>
      <text:p text:style-name="P27">69964/69964 [==============================] - 41s - loss: 0.0125 - val_loss: 0.0173</text:p>
      <text:p text:style-name="P27">Epoch 2/5</text:p>
      <text:p text:style-name="P27">69964/69964 [==============================] - 40s - loss: 0.0065 - val_loss: 0.0167</text:p>
      <text:p text:style-name="P27">Epoch 3/5</text:p>
      <text:p text:style-name="P27">69964/69964 [==============================] - 40s - loss: 0.0063 - val_loss: 0.0176</text:p>
      <text:p text:style-name="P27">Epoch 4/5</text:p>
      <text:p text:style-name="P27">69964/69964 [==============================] - 40s - loss: 0.0063 - val_loss: 0.0176</text:p>
      <text:p text:style-name="P27">Epoch 5/5</text:p>
      <text:p text:style-name="P27">69964/69964 [==============================] - 40s - loss: 0.0062 - val_loss: 0.0195</text:p>
      <text:p text:style-name="P27"/>
      <text:p text:style-name="P25">Correction 0.<text:span text:style-name="T12">05</text:span></text:p>
      <text:p text:style-name="P25"/>
      <text:p text:style-name="P28">69964/69964 [==============================] - 41s - loss: 0.0086 - val_loss: 0.0141</text:p>
      <text:p text:style-name="P28">Epoch 2/5</text:p>
      <text:p text:style-name="P28">69964/69964 [==============================] - 40s - loss: 0.0039 - val_loss: 0.0142</text:p>
      <text:p text:style-name="P28">Epoch 3/5</text:p>
      <text:p text:style-name="P28">69964/69964 [==============================] - 40s - loss: 0.0039 - val_loss: 0.0140</text:p>
      <text:p text:style-name="P28">Epoch 4/5</text:p>
      <text:p text:style-name="P28">69964/69964 [==============================] - 40s - loss: 0.0039 - val_loss: 0.0150</text:p>
      <text:p text:style-name="P28">Epoch 5/5</text:p>
      <text:p text:style-name="P28">69964/69964 [==============================] - 40s - loss: 0.0039 - val_loss: 0.0146</text:p>
      <text:p text:style-name="P28"/>
      <text:p text:style-name="P26"><text:soft-page-break/>Correction 0.02</text:p>
      <text:p text:style-name="P28"/>
      <text:p text:style-name="P28">69964/69964 [==============================] - 42s - loss: 0.0078 - val_loss: 0.0149</text:p>
      <text:p text:style-name="P28">Epoch 2/5</text:p>
      <text:p text:style-name="P28">69964/69964 [==============================] - 41s - loss: 0.0034 - val_loss: 0.0142</text:p>
      <text:p text:style-name="P28">Epoch 3/5</text:p>
      <text:p text:style-name="P28">69964/69964 [==============================] - 40s - loss: 0.0033 - val_loss: 0.0151</text:p>
      <text:p text:style-name="P28">Epoch 4/5</text:p>
      <text:p text:style-name="P28">69964/69964 [==============================] - 41s - loss: 0.0034 - val_loss: 0.0140</text:p>
      <text:p text:style-name="P28">Epoch 5/5</text:p>
      <text:p text:style-name="P28">69964/69964 [==============================] - 41s - loss: 0.0034 - val_loss: 0.0142</text:p>
      <text:p text:style-name="P95"/>
      <text:p text:style-name="P11"/>
      <text:p text:style-name="P31">Testing LeNet</text:p>
      <text:p text:style-name="P31"/>
      <text:p text:style-name="P11">nb_epoch = <text:span text:style-name="T2">5</text:span></text:p>
      <text:p text:style-name="P83">Correction 0.05</text:p>
      <text:p text:style-name="P29"/>
      <text:p text:style-name="P28">model = Sequential()</text:p>
      <text:p text:style-name="P74"># normalize data and mean centering</text:p>
      <text:p text:style-name="P9">model.add(Lambda(<text:span text:style-name="T1">lambda <text:s/></text:span>x: x / <text:span text:style-name="T2">255.0 </text:span>- <text:span text:style-name="T2">0.5</text:span>, <text:span text:style-name="T9">input_shape</text:span>=input_shape))</text:p>
      <text:p text:style-name="P74"># cropping</text:p>
      <text:p text:style-name="P9">model.add(Cropping2D(<text:span text:style-name="T9">cropping</text:span>=((<text:span text:style-name="T2">70</text:span>,<text:span text:style-name="T2">25</text:span>),(<text:span text:style-name="T2">0</text:span>,<text:span text:style-name="T2">0</text:span>))))</text:p>
      <text:p text:style-name="P9">model.add(Conv2D(<text:span text:style-name="T2">6</text:span>, <text:span text:style-name="T2">5</text:span>, <text:span text:style-name="T2">5</text:span>, <text:span text:style-name="T9">activation</text:span>=<text:span text:style-name="T10">"relu"</text:span>))</text:p>
      <text:p text:style-name="P9">model.add(MaxPooling2D((<text:span text:style-name="T2">2</text:span>, <text:span text:style-name="T2">2</text:span>)))</text:p>
      <text:p text:style-name="P9">model.add(Conv2D(<text:span text:style-name="T2">6</text:span>, <text:span text:style-name="T2">5</text:span>, <text:span text:style-name="T2">5</text:span>, <text:span text:style-name="T9">activation</text:span>=<text:span text:style-name="T10">"relu"</text:span>))</text:p>
      <text:p text:style-name="P9">model.add(MaxPooling2D((<text:span text:style-name="T2">2</text:span>, <text:span text:style-name="T2">2</text:span>)))</text:p>
      <text:p text:style-name="P9">model.add(Dropout(<text:span text:style-name="T2">0.5</text:span>))</text:p>
      <text:p text:style-name="P9">model.add(Flatten())</text:p>
      <text:p text:style-name="P9">model.add(Dense(<text:span text:style-name="T2">120</text:span>))</text:p>
      <text:p text:style-name="P9">model.add(Dense(<text:span text:style-name="T2">84</text:span>))</text:p>
      <text:p text:style-name="P97">model.add(Dense(<text:span text:style-name="T2">1</text:span>))</text:p>
      <text:p text:style-name="P97"/>
      <text:p text:style-name="P99">Images not flipped</text:p>
      <text:p text:style-name="P97"/>
      <text:p text:style-name="P98">34982/34982 [==============================] - 24s - loss: 0.1042 - val_loss: 0.0170</text:p>
      <text:p text:style-name="P98">Epoch 2/5</text:p>
      <text:p text:style-name="P98">34982/34982 [==============================] - 23s - loss: 0.0059 - val_loss: 0.0155</text:p>
      <text:p text:style-name="P98">Epoch 3/5</text:p>
      <text:p text:style-name="P98">34982/34982 [==============================] - 23s - loss: 0.0051 - val_loss: 0.0147</text:p>
      <text:p text:style-name="P98">Epoch 4/5</text:p>
      <text:p text:style-name="P98">34982/34982 [==============================] - 23s - loss: 0.0047 - val_loss: 0.0152</text:p>
      <text:p text:style-name="P98">Epoch 5/5</text:p>
      <text:p text:style-name="P98">34982/34982 [==============================] - 23s - loss: 0.0044 - val_loss: 0.0139</text:p>
      <text:p text:style-name="P98"/>
      <text:p text:style-name="P99">Images flipped</text:p>
      <text:p text:style-name="P99"/>
      <text:p text:style-name="P110">69964/69964 [==============================] - 48s - loss: 0.0104 - val_loss: 0.0138</text:p>
      <text:p text:style-name="P110">Epoch 2/5</text:p>
      <text:p text:style-name="P110">69964/69964 [==============================] - 47s - loss: 0.0045 - val_loss: 0.0142</text:p>
      <text:p text:style-name="P110">Epoch 3/5</text:p>
      <text:p text:style-name="P110">69964/69964 [==============================] - 46s - loss: 0.0043 - val_loss: 0.0146</text:p>
      <text:p text:style-name="P110">Epoch 4/5</text:p>
      <text:p text:style-name="P110">69964/69964 [==============================] - 46s - loss: 0.0041 - val_loss: 0.0136</text:p>
      <text:p text:style-name="P110">Epoch 5/5</text:p>
      <text:p text:style-name="P110">69964/69964 [==============================] - 46s - loss: 0.0039 - val_loss: 0.0130</text:p>
      <text:p text:style-name="P97"/>
      <text:p text:style-name="P96"/>
      <text:p text:style-name="P121"/>
      <text:p text:style-name="P121"/>
      <text:p text:style-name="P32">Testing <text:span text:style-name="T13">Nvidia Network</text:span></text:p>
      <text:p text:style-name="P32"/>
      <text:p text:style-name="P12">nb_epoch = <text:span text:style-name="T2">5</text:span></text:p>
      <text:p text:style-name="P100">Images flipped</text:p>
      <text:p text:style-name="P111">wit<text:span text:style-name="T14">h</text:span>out dropout more training</text:p>
      <text:p text:style-name="P84">Correction 0.05</text:p>
      <text:p text:style-name="P84"/>
      <text:p text:style-name="P32">model = Sequential()</text:p>
      <text:p text:style-name="P75"><text:soft-page-break/># cropping</text:p>
      <text:p text:style-name="P48">model.add(Cropping2D(<text:span text:style-name="T9">cropping</text:span>=((<text:span text:style-name="T2">70</text:span>,<text:span text:style-name="T2">25</text:span>),(<text:span text:style-name="T2">0</text:span>,<text:span text:style-name="T2">0</text:span>)), <text:span text:style-name="T9">input_shape</text:span>=input_shape))</text:p>
      <text:p text:style-name="P75"># normalize data and mean centering</text:p>
      <text:p text:style-name="P2">model.add(Lambda(<text:span text:style-name="T1">lambda <text:s/></text:span>x: x / <text:span text:style-name="T2">255.0 </text:span>- <text:span text:style-name="T2">0.5</text:span>))</text:p>
      <text:p text:style-name="P192"># https://devblogs.nvidia.com/deep-learning-self-driving-cars/</text:p>
      <text:p text:style-name="P75"># Convolutional layer with 2x3 stride and 5x5 kernel</text:p>
      <text:p text:style-name="P48">model.add(Conv2D(<text:span text:style-name="T2">24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activation</text:span>=<text:span text:style-name="T10">"relu"</text:span>))</text:p>
      <text:p text:style-name="P48">model.add(Conv2D(<text:span text:style-name="T2">36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activation</text:span>=<text:span text:style-name="T10">"relu"</text:span>))</text:p>
      <text:p text:style-name="P48">model.add(Conv2D(<text:span text:style-name="T2">48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activation</text:span>=<text:span text:style-name="T10">"relu"</text:span>))</text:p>
      <text:p text:style-name="P75"># Convolutional layer without stride and 3x3 kernel</text:p>
      <text:p text:style-name="P48">model.add(Conv2D(<text:span text:style-name="T2">64</text:span>, <text:span text:style-name="T2">3</text:span>, <text:span text:style-name="T2">3</text:span>, <text:span text:style-name="T9">activation</text:span>=<text:span text:style-name="T10">"relu"</text:span>))</text:p>
      <text:p text:style-name="P48">model.add(Conv2D(<text:span text:style-name="T2">64</text:span>, <text:span text:style-name="T2">3</text:span>, <text:span text:style-name="T2">3</text:span>, <text:span text:style-name="T9">activation</text:span>=<text:span text:style-name="T10">"relu"</text:span>))</text:p>
      <text:p text:style-name="P75"># Fully connected layer</text:p>
      <text:p text:style-name="P48">model.add(Flatten())</text:p>
      <text:p text:style-name="P48">model.add(Dense(<text:span text:style-name="T2">100</text:span>))</text:p>
      <text:p text:style-name="P48">model.add(Dense(<text:span text:style-name="T2">50</text:span>))</text:p>
      <text:p text:style-name="P48">model.add(Dense(<text:span text:style-name="T2">10</text:span>))</text:p>
      <text:p text:style-name="P123"/>
      <text:p text:style-name="P191">Correction 0.0<text:span text:style-name="T15">5</text:span></text:p>
      <text:p text:style-name="P122"/>
      <text:p text:style-name="P124">84163/84163 [==============================] - 62s - loss: 0.0056 - val_loss: 0.0309</text:p>
      <text:p text:style-name="P124">Epoch 2/5</text:p>
      <text:p text:style-name="P124">84163/84163 [==============================] - 60s - loss: 0.0043 - val_loss: 0.0308</text:p>
      <text:p text:style-name="P124">Epoch 3/5</text:p>
      <text:p text:style-name="P124">84163/84163 [==============================] - 60s - loss: 0.0037 - val_loss: 0.0311</text:p>
      <text:p text:style-name="P124">Epoch 4/5</text:p>
      <text:p text:style-name="P124">84163/84163 [==============================] - 60s - loss: 0.0034 - val_loss: 0.0294</text:p>
      <text:p text:style-name="P124">Epoch 5/5</text:p>
      <text:p text:style-name="P124">84163/84163 [==============================] - 60s - loss: 0.0031 - val_loss: 0.0295</text:p>
      <text:p text:style-name="P124"/>
      <text:p text:style-name="P84">Correction 0.<text:span text:style-name="T16">1</text:span></text:p>
      <text:p text:style-name="P84"/>
      <text:p text:style-name="P43">84163/84163 [==============================] - 62s - loss: 0.0081 - val_loss: 0.0312</text:p>
      <text:p text:style-name="P43">Epoch 2/5</text:p>
      <text:p text:style-name="P43">84163/84163 [==============================] - 60s - loss: 0.0062 - val_loss: 0.0329</text:p>
      <text:p text:style-name="P43">Epoch 3/5</text:p>
      <text:p text:style-name="P43">84163/84163 [==============================] - 61s - loss: 0.0054 - val_loss: 0.0308</text:p>
      <text:p text:style-name="P43">Epoch 4/5</text:p>
      <text:p text:style-name="P43">84163/84163 [==============================] - 61s - loss: 0.0048 - val_loss: 0.0300</text:p>
      <text:p text:style-name="P43">Epoch 5/5</text:p>
      <text:p text:style-name="P43">84163/84163 [==============================] - 65s - loss: 0.0043 - val_loss: 0.0290</text:p>
      <text:p text:style-name="P44"/>
      <text:p text:style-name="P85">Correction 0.<text:span text:style-name="T17">2</text:span></text:p>
      <text:p text:style-name="P125"/>
      <text:p text:style-name="P126">84163/84163 [==============================] - 62s - loss: 0.0049 - val_loss: 0.0305</text:p>
      <text:p text:style-name="P126">Epoch 2/5</text:p>
      <text:p text:style-name="P126">84163/84163 [==============================] - 60s - loss: 0.0039 - val_loss: 0.0285</text:p>
      <text:p text:style-name="P126">Epoch 3/5</text:p>
      <text:p text:style-name="P126">84163/84163 [==============================] - 60s - loss: 0.0034 - val_loss: 0.0295</text:p>
      <text:p text:style-name="P126">Epoch 4/5</text:p>
      <text:p text:style-name="P126">84163/84163 [==============================] - 61s - loss: 0.0031 - val_loss: 0.0299</text:p>
      <text:p text:style-name="P126">Epoch 5/5</text:p>
      <text:p text:style-name="P126">84163/84163 [==============================] - 61s - loss: 0.0029 - val_loss: 0.0306</text:p>
      <text:p text:style-name="P126"/>
      <text:p text:style-name="P127">Bad driving</text:p>
      <text:p text:style-name="P196"/>
      <text:p text:style-name="P127"/>
      <text:p text:style-name="P135">Both tracks</text:p>
      <text:p text:style-name="P135"/>
      <text:p text:style-name="P50">Nvidia Network</text:p>
      <text:p text:style-name="P33"/>
      <text:p text:style-name="P13">nb_epoch = <text:span text:style-name="T2">5</text:span></text:p>
      <text:p text:style-name="P101">Images flipped</text:p>
      <text:p text:style-name="P112">wit<text:span text:style-name="T14">h</text:span>out dropout more training</text:p>
      <text:p text:style-name="P86">Correction 0.0<text:span text:style-name="T18">5</text:span></text:p>
      <text:p text:style-name="P86"/>
      <text:p text:style-name="P33">model = Sequential()</text:p>
      <text:p text:style-name="P76"><text:soft-page-break/># cropping</text:p>
      <text:p text:style-name="P49">model.add(Cropping2D(<text:span text:style-name="T9">cropping</text:span>=((<text:span text:style-name="T2">70</text:span>,<text:span text:style-name="T2">25</text:span>),(<text:span text:style-name="T2">0</text:span>,<text:span text:style-name="T2">0</text:span>)), <text:span text:style-name="T9">input_shape</text:span>=input_shape))</text:p>
      <text:p text:style-name="P76"># normalize data and mean centering</text:p>
      <text:p text:style-name="P3">model.add(Lambda(<text:span text:style-name="T1">lambda <text:s/></text:span>x: x / <text:span text:style-name="T2">255.0 </text:span>- <text:span text:style-name="T2">0.5</text:span>))</text:p>
      <text:p text:style-name="P193"># https://devblogs.nvidia.com/deep-learning-self-driving-cars/</text:p>
      <text:p text:style-name="P76"># Convolutional layer with 2x3 stride and 5x5 kernel</text:p>
      <text:p text:style-name="P49">model.add(Conv2D(<text:span text:style-name="T2">24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activation</text:span>=<text:span text:style-name="T10">"relu"</text:span>))</text:p>
      <text:p text:style-name="P49">model.add(Conv2D(<text:span text:style-name="T2">36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activation</text:span>=<text:span text:style-name="T10">"relu"</text:span>))</text:p>
      <text:p text:style-name="P49">model.add(Conv2D(<text:span text:style-name="T2">48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activation</text:span>=<text:span text:style-name="T10">"relu"</text:span>))</text:p>
      <text:p text:style-name="P76"># Convolutional layer without stride and 3x3 kernel</text:p>
      <text:p text:style-name="P49">model.add(Conv2D(<text:span text:style-name="T2">64</text:span>, <text:span text:style-name="T2">3</text:span>, <text:span text:style-name="T2">3</text:span>, <text:span text:style-name="T9">activation</text:span>=<text:span text:style-name="T10">"relu"</text:span>))</text:p>
      <text:p text:style-name="P49">model.add(Conv2D(<text:span text:style-name="T2">64</text:span>, <text:span text:style-name="T2">3</text:span>, <text:span text:style-name="T2">3</text:span>, <text:span text:style-name="T9">activation</text:span>=<text:span text:style-name="T10">"relu"</text:span>))</text:p>
      <text:p text:style-name="P76"># Fully connected layer</text:p>
      <text:p text:style-name="P49">model.add(Flatten())</text:p>
      <text:p text:style-name="P49">model.add(Dense(<text:span text:style-name="T2">100</text:span>))</text:p>
      <text:p text:style-name="P49">model.add(Dense(<text:span text:style-name="T2">50</text:span>))</text:p>
      <text:p text:style-name="P49">model.add(Dense(<text:span text:style-name="T2">10</text:span>))</text:p>
      <text:p text:style-name="P184"/>
      <text:p text:style-name="P144">Correction 0.0<text:span text:style-name="T18">5</text:span></text:p>
      <text:p text:style-name="P144"/>
      <text:p text:style-name="P148">53164/53164 [==============================] - 39s - loss: 0.0154 - val_loss: 0.0567</text:p>
      <text:p text:style-name="P148">Epoch 2/5</text:p>
      <text:p text:style-name="P148">53164/53164 [==============================] - 38s - loss: 0.0106 - val_loss: 0.0540</text:p>
      <text:p text:style-name="P148">Epoch 3/5</text:p>
      <text:p text:style-name="P148">53164/53164 [==============================] - 38s - loss: 0.0080 - val_loss: 0.0569</text:p>
      <text:p text:style-name="P148">Epoch 4/5</text:p>
      <text:p text:style-name="P148">53164/53164 [==============================] - 38s - loss: 0.0065 - val_loss: 0.0566</text:p>
      <text:p text:style-name="P148">Epoch 5/5</text:p>
      <text:p text:style-name="P148">53164/53164 [==============================] - 38s - loss: 0.0055 - val_loss: 0.0616</text:p>
      <text:p text:style-name="P148"/>
      <text:p text:style-name="P148"/>
      <text:p text:style-name="P145">Correction 0.0<text:span text:style-name="T18">5</text:span></text:p>
      <text:p text:style-name="P149">More from both tracks is recorded</text:p>
      <text:p text:style-name="P149">(back and forward)</text:p>
      <text:p text:style-name="P149"/>
      <text:p text:style-name="P150">93748/93748 [==============================] - 84s - loss: 0.0279 - val_loss: 0.0037</text:p>
      <text:p text:style-name="P150">Epoch 2/5</text:p>
      <text:p text:style-name="P150">93748/93748 [==============================] - 72s - loss: 0.0207 - val_loss: 0.0033</text:p>
      <text:p text:style-name="P150">Epoch 3/5</text:p>
      <text:p text:style-name="P150">93748/93748 [==============================] - 72s - loss: 0.0176 - val_loss: 0.0036</text:p>
      <text:p text:style-name="P150">Epoch 4/5</text:p>
      <text:p text:style-name="P150">93748/93748 [==============================] - 73s - loss: 0.0153 - val_loss: 0.0047</text:p>
      <text:p text:style-name="P150">Epoch 5/5</text:p>
      <text:p text:style-name="P150">93748/93748 [==============================] - 73s - loss: 0.0136 - val_loss: 0.0039</text:p>
      <text:p text:style-name="P150"/>
      <text:p text:style-name="P151">nb_epoch = <text:span text:style-name="T5">10</text:span></text:p>
      <text:p text:style-name="P146"><text:span text:style-name="T2">Correction 0.0</text:span><text:span text:style-name="T4">5</text:span></text:p>
      <text:p text:style-name="P151"/>
      <text:p text:style-name="P152">93748/93748 [==============================] - 82s - loss: 0.0286 - val_loss: 0.0037</text:p>
      <text:p text:style-name="P152">Epoch 2/10</text:p>
      <text:p text:style-name="P152">93748/93748 [==============================] - 75s - loss: 0.0212 - val_loss: 0.0035</text:p>
      <text:p text:style-name="P152">Epoch 3/10</text:p>
      <text:p text:style-name="P152">93748/93748 [==============================] - 74s - loss: 0.0175 - val_loss: 0.0041</text:p>
      <text:p text:style-name="P152">Epoch 4/10</text:p>
      <text:p text:style-name="P152">93748/93748 [==============================] - 75s - loss: 0.0151 - val_loss: 0.0038</text:p>
      <text:p text:style-name="P152">Epoch 5/10</text:p>
      <text:p text:style-name="P152">93748/93748 [==============================] - 76s - loss: 0.0133 - val_loss: 0.0041</text:p>
      <text:p text:style-name="P152">Epoch 6/10</text:p>
      <text:p text:style-name="P152">93748/93748 [==============================] - 75s - loss: 0.0119 - val_loss: 0.0043</text:p>
      <text:p text:style-name="P152">Epoch 7/10</text:p>
      <text:p text:style-name="P152">93748/93748 [==============================] - 74s - loss: 0.0109 - val_loss: 0.0040</text:p>
      <text:p text:style-name="P152">Epoch 8/10</text:p>
      <text:p text:style-name="P152">93748/93748 [==============================] - 74s - loss: 0.0099 - val_loss: 0.0038</text:p>
      <text:p text:style-name="P152">Epoch 9/10</text:p>
      <text:p text:style-name="P152">93748/93748 [==============================] - 74s - loss: 0.0090 - val_loss: 0.0050</text:p>
      <text:p text:style-name="P152">Epoch 10/10</text:p>
      <text:p text:style-name="P152">93748/93748 [==============================] - 73s - loss: 0.0085 - val_loss: 0.0044</text:p>
      <text:p text:style-name="P197"><text:soft-page-break/></text:p>
      <text:p text:style-name="P128"/>
      <text:p text:style-name="P136">Both tracks</text:p>
      <text:p text:style-name="P136"/>
      <text:p text:style-name="P136"/>
      <text:p text:style-name="P51">Nvidia Network</text:p>
      <text:p text:style-name="P34"/>
      <text:p text:style-name="P14">nb_epoch = <text:span text:style-name="T6">10</text:span></text:p>
      <text:p text:style-name="P102">Images flipped</text:p>
      <text:p text:style-name="P113">wit<text:span text:style-name="T14">h</text:span>out dropout more training</text:p>
      <text:p text:style-name="P87">Correction 0.0<text:span text:style-name="T18">5</text:span></text:p>
      <text:p text:style-name="P87"/>
      <text:p text:style-name="P34">model = Sequential()</text:p>
      <text:p text:style-name="P77"># cropping</text:p>
      <text:p text:style-name="P59">model.add(Cropping2D(<text:span text:style-name="T9">cropping</text:span>=((<text:span text:style-name="T2">70</text:span>,<text:span text:style-name="T2">25</text:span>),(<text:span text:style-name="T2">0</text:span>,<text:span text:style-name="T2">0</text:span>)), <text:span text:style-name="T9">input_shape</text:span>=input_shape))</text:p>
      <text:p text:style-name="P77"># normalize data and mean centering</text:p>
      <text:p text:style-name="P4">model.add(Lambda(<text:span text:style-name="T1">lambda <text:s/></text:span>x: x / <text:span text:style-name="T2">255.0 </text:span>- <text:span text:style-name="T2">0.5</text:span>))</text:p>
      <text:p text:style-name="P194"># https://devblogs.nvidia.com/deep-learning-self-driving-cars/</text:p>
      <text:p text:style-name="P77"># Convolutional layer with 2x3 stride and 5x5 kernel</text:p>
      <text:p text:style-name="P59">model.add(Conv2D(<text:span text:style-name="T2">24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activation</text:span>=<text:span text:style-name="T10">"relu"</text:span>))</text:p>
      <text:p text:style-name="P59">model.add(Conv2D(<text:span text:style-name="T2">36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activation</text:span>=<text:span text:style-name="T10">"relu"</text:span>))</text:p>
      <text:p text:style-name="P59">model.add(Conv2D(<text:span text:style-name="T2">48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activation</text:span>=<text:span text:style-name="T10">"relu"</text:span>))</text:p>
      <text:p text:style-name="P77"># Convolutional layer without stride and 3x3 kernel</text:p>
      <text:p text:style-name="P59">model.add(Conv2D(<text:span text:style-name="T2">64</text:span>, <text:span text:style-name="T2">3</text:span>, <text:span text:style-name="T2">3</text:span>, <text:span text:style-name="T9">activation</text:span>=<text:span text:style-name="T10">"relu"</text:span>))</text:p>
      <text:p text:style-name="P59">model.add(Conv2D(<text:span text:style-name="T2">64</text:span>, <text:span text:style-name="T2">3</text:span>, <text:span text:style-name="T2">3</text:span>, <text:span text:style-name="T9">activation</text:span>=<text:span text:style-name="T10">"relu"</text:span>))</text:p>
      <text:p text:style-name="P77"># Fully connected layer</text:p>
      <text:p text:style-name="P59">model.add(Flatten())</text:p>
      <text:p text:style-name="P59">model.add(Dense(<text:span text:style-name="T2">100</text:span>))</text:p>
      <text:p text:style-name="P59">model.add(Dense(<text:span text:style-name="T2">50</text:span>))</text:p>
      <text:p text:style-name="P59">model.add(Dense(<text:span text:style-name="T2">10</text:span>))</text:p>
      <text:p text:style-name="P185"/>
      <text:p text:style-name="P147">Correction 0.0<text:span text:style-name="T18">5</text:span></text:p>
      <text:p text:style-name="P147"/>
      <text:p text:style-name="P153">bins 30 </text:p>
      <text:p text:style-name="P153">max bin size = 500</text:p>
      <text:p text:style-name="P153"/>
      <text:p text:style-name="P153">18108/18108 [==============================] - 14s - loss: 0.0607 - val_loss: 0.1063</text:p>
      <text:p text:style-name="P153">Epoch 2/10</text:p>
      <text:p text:style-name="P153">18108/18108 [==============================] - 13s - loss: 0.0436 - val_loss: 0.1045</text:p>
      <text:p text:style-name="P153">Epoch 3/10</text:p>
      <text:p text:style-name="P153">18108/18108 [==============================] - 13s - loss: 0.0366 - val_loss: 0.0938</text:p>
      <text:p text:style-name="P153">Epoch 4/10</text:p>
      <text:p text:style-name="P153">18108/18108 [==============================] - 13s - loss: 0.0311 - val_loss: 0.0883</text:p>
      <text:p text:style-name="P153">Epoch 5/10</text:p>
      <text:p text:style-name="P153">18108/18108 [==============================] - 13s - loss: 0.0263 - val_loss: 0.0877</text:p>
      <text:p text:style-name="P153">Epoch 6/10</text:p>
      <text:p text:style-name="P153">18108/18108 [==============================] - 13s - loss: 0.0227 - val_loss: 0.0818</text:p>
      <text:p text:style-name="P153">Epoch 7/10</text:p>
      <text:p text:style-name="P153">18108/18108 [==============================] - 13s - loss: 0.0191 - val_loss: 0.0889</text:p>
      <text:p text:style-name="P153">Epoch 8/10</text:p>
      <text:p text:style-name="P153">18108/18108 [==============================] - 13s - loss: 0.0168 - val_loss: 0.0701</text:p>
      <text:p text:style-name="P153">Epoch 9/10</text:p>
      <text:p text:style-name="P153">18108/18108 [==============================] - 13s - loss: 0.0141 - val_loss: 0.0730</text:p>
      <text:p text:style-name="P153">Epoch 10/10</text:p>
      <text:p text:style-name="P153">18108/18108 [==============================] - 13s - loss: 0.0132 - val_loss: 0.0699</text:p>
      <text:p text:style-name="P153"/>
      <text:p text:style-name="P154">bins <text:span text:style-name="T19">5</text:span>0 </text:p>
      <text:p text:style-name="P154">max bin size = <text:span text:style-name="T19">10</text:span>00</text:p>
      <text:p text:style-name="P154"/>
      <text:p text:style-name="P163">41222/41222 [==============================] - 31s - loss: 0.0408 - val_loss: 0.0626</text:p>
      <text:p text:style-name="P163">Epoch 2/10</text:p>
      <text:p text:style-name="P163">41222/41222 [==============================] - 28s - loss: 0.0296 - val_loss: 0.0565</text:p>
      <text:p text:style-name="P163">Epoch 3/10</text:p>
      <text:p text:style-name="P163">41222/41222 [==============================] - 27s - loss: 0.0257 - val_loss: 0.0600</text:p>
      <text:p text:style-name="P163">Epoch 4/10</text:p>
      <text:p text:style-name="P163">41222/41222 [==============================] - 27s - loss: 0.0226 - val_loss: 0.0506</text:p>
      <text:p text:style-name="P163">Epoch 5/10</text:p>
      <text:p text:style-name="P163"><text:soft-page-break/>41222/41222 [==============================] - 27s - loss: 0.0202 - val_loss: 0.0558</text:p>
      <text:p text:style-name="P163">Epoch 6/10</text:p>
      <text:p text:style-name="P163">41222/41222 [==============================] - 27s - loss: 0.0180 - val_loss: 0.0524</text:p>
      <text:p text:style-name="P163">Epoch 7/10</text:p>
      <text:p text:style-name="P163">41222/41222 [==============================] - 27s - loss: 0.0162 - val_loss: 0.0468</text:p>
      <text:p text:style-name="P163">Epoch 8/10</text:p>
      <text:p text:style-name="P163">41222/41222 [==============================] - 27s - loss: 0.0148 - val_loss: 0.0466</text:p>
      <text:p text:style-name="P163">Epoch 9/10</text:p>
      <text:p text:style-name="P163">41222/41222 [==============================] - 27s - loss: 0.0133 - val_loss: 0.0470</text:p>
      <text:p text:style-name="P163">Epoch 10/10</text:p>
      <text:p text:style-name="P163">41222/41222 [==============================] - 26s - loss: 0.0121 - val_loss: 0.0442</text:p>
      <text:p text:style-name="P154"/>
      <text:p text:style-name="P198"/>
      <text:p text:style-name="P129"/>
      <text:p text:style-name="P137">Both tracks</text:p>
      <text:p text:style-name="P137"/>
      <text:p text:style-name="P137"/>
      <text:p text:style-name="P52">Nvidia Network</text:p>
      <text:p text:style-name="P61">elu activation</text:p>
      <text:p text:style-name="P36"/>
      <text:p text:style-name="P15">nb_epoch = <text:span text:style-name="T21">1</text:span><text:span text:style-name="T6">0</text:span></text:p>
      <text:p text:style-name="P103">Images flipped</text:p>
      <text:p text:style-name="P114">wit<text:span text:style-name="T14">h</text:span>out dropout more training</text:p>
      <text:p text:style-name="P88">Correction 0.0<text:span text:style-name="T18">5</text:span></text:p>
      <text:p text:style-name="P88"/>
      <text:p text:style-name="P35">model = Sequential()</text:p>
      <text:p text:style-name="P78"># cropping</text:p>
      <text:p text:style-name="P60">model.add(Cropping2D(<text:span text:style-name="T9">cropping</text:span>=((<text:span text:style-name="T2">70</text:span>,<text:span text:style-name="T2">25</text:span>),(<text:span text:style-name="T2">0</text:span>,<text:span text:style-name="T2">0</text:span>)), <text:span text:style-name="T9">input_shape</text:span>=input_shape))</text:p>
      <text:p text:style-name="P78"># normalize data and mean centering</text:p>
      <text:p text:style-name="P5">model.add(Lambda(<text:span text:style-name="T1">lambda <text:s/></text:span>x: x / <text:span text:style-name="T2">255.0 </text:span>- <text:span text:style-name="T2">0.5</text:span>))</text:p>
      <text:p text:style-name="P195"># https://devblogs.nvidia.com/deep-learning-self-driving-cars/</text:p>
      <text:p text:style-name="P78"># Convolutional layer with 2x3 stride and 5x5 kernel</text:p>
      <text:p text:style-name="P60">model.add(Conv2D(<text:span text:style-name="T2">24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9">model.add(Conv2D(<text:span text:style-name="T2">36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9">model.add(Conv2D(<text:span text:style-name="T2">48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74"># Convolutional layer without stride and 3x3 kernel</text:p>
      <text:p text:style-name="P9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9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74"># Fully connected layer</text:p>
      <text:p text:style-name="P9">model.add(Flatten())</text:p>
      <text:p text:style-name="P9">model.add(Dense(<text:span text:style-name="T2">100</text:span>))</text:p>
      <text:p text:style-name="P9">model.add(Dense(<text:span text:style-name="T2">50</text:span>))</text:p>
      <text:p text:style-name="P9">model.add(Dense(<text:span text:style-name="T2">10</text:span>))</text:p>
      <text:p text:style-name="P1">model.add(Dense(<text:span text:style-name="T2">1</text:span>))</text:p>
      <text:p text:style-name="P60"/>
      <text:p text:style-name="P155">bins <text:span text:style-name="T20">5</text:span>0 </text:p>
      <text:p text:style-name="P155">max bin size = <text:span text:style-name="T22">20</text:span>00</text:p>
      <text:p text:style-name="P155"/>
      <text:p text:style-name="P164">59828/59828 [==============================] - 44s - loss: 0.0476 - val_loss: 0.0649</text:p>
      <text:p text:style-name="P164">Epoch 2/10</text:p>
      <text:p text:style-name="P164">59828/59828 [==============================] - 43s - loss: 0.0387 - val_loss: 0.0630</text:p>
      <text:p text:style-name="P164">Epoch 3/10</text:p>
      <text:p text:style-name="P164">59828/59828 [==============================] - 43s - loss: 0.0364 - val_loss: 0.0611</text:p>
      <text:p text:style-name="P164">Epoch 4/10</text:p>
      <text:p text:style-name="P164">59828/59828 [==============================] - 43s - loss: 0.0342 - val_loss: 0.0566</text:p>
      <text:p text:style-name="P164">Epoch 5/10</text:p>
      <text:p text:style-name="P164">59828/59828 [==============================] - 43s - loss: 0.0316 - val_loss: 0.0508</text:p>
      <text:p text:style-name="P164">Epoch 6/10</text:p>
      <text:p text:style-name="P164">59828/59828 [==============================] - 43s - loss: 0.0289 - val_loss: 0.0569</text:p>
      <text:p text:style-name="P164">Epoch 7/10</text:p>
      <text:p text:style-name="P164">59828/59828 [==============================] - 43s - loss: 0.0263 - val_loss: 0.0473</text:p>
      <text:p text:style-name="P164">Epoch 8/10</text:p>
      <text:p text:style-name="P164">59828/59828 [==============================] - 43s - loss: 0.0237 - val_loss: 0.0434</text:p>
      <text:p text:style-name="P164">Epoch 9/10</text:p>
      <text:p text:style-name="P164">59828/59828 [==============================] - 43s - loss: 0.0207 - val_loss: 0.0415</text:p>
      <text:p text:style-name="P164">Epoch 10/10</text:p>
      <text:p text:style-name="P164"><text:soft-page-break/>59828/59828 [==============================] - 43s - loss: 0.0182 - val_loss: 0.0403</text:p>
      <text:p text:style-name="P164"/>
      <text:p text:style-name="P165">–-- RGB ----</text:p>
      <text:p text:style-name="P165"/>
      <text:p text:style-name="P165">59828/59828 [==============================] - 44s - loss: 0.0479 - val_loss: 0.0668</text:p>
      <text:p text:style-name="P165">Epoch 2/10</text:p>
      <text:p text:style-name="P165">59828/59828 [==============================] - 43s - loss: 0.0384 - val_loss: 0.0678</text:p>
      <text:p text:style-name="P165">Epoch 3/10</text:p>
      <text:p text:style-name="P165">59828/59828 [==============================] - 44s - loss: 0.0363 - val_loss: 0.0598</text:p>
      <text:p text:style-name="P165">Epoch 4/10</text:p>
      <text:p text:style-name="P165">59828/59828 [==============================] - 43s - loss: 0.0337 - val_loss: 0.0558</text:p>
      <text:p text:style-name="P165">Epoch 5/10</text:p>
      <text:p text:style-name="P165">59828/59828 [==============================] - 43s - loss: 0.0309 - val_loss: 0.0548</text:p>
      <text:p text:style-name="P165">Epoch 6/10</text:p>
      <text:p text:style-name="P165">59828/59828 [==============================] - 44s - loss: 0.0283 - val_loss: 0.0482</text:p>
      <text:p text:style-name="P165">Epoch 7/10</text:p>
      <text:p text:style-name="P165">59828/59828 [==============================] - 43s - loss: 0.0258 - val_loss: 0.0463</text:p>
      <text:p text:style-name="P165">Epoch 8/10</text:p>
      <text:p text:style-name="P165">59828/59828 [==============================] - 43s - loss: 0.0227 - val_loss: 0.0441</text:p>
      <text:p text:style-name="P165">Epoch 9/10</text:p>
      <text:p text:style-name="P165">59828/59828 [==============================] - 43s - loss: 0.0204 - val_loss: 0.0450</text:p>
      <text:p text:style-name="P165">Epoch 10/10</text:p>
      <text:p text:style-name="P165">59828/59828 [==============================] - 43s - loss: 0.0178 - val_loss: 0.0421</text:p>
      <text:p text:style-name="P165"/>
      <text:p text:style-name="P199"/>
      <text:p text:style-name="P130"/>
      <text:p text:style-name="P138">Both tracks</text:p>
      <text:p text:style-name="P166">YUV images</text:p>
      <text:p text:style-name="P138"/>
      <text:p text:style-name="P53">Nvidia Network</text:p>
      <text:p text:style-name="P62">elu activation</text:p>
      <text:p text:style-name="P37"/>
      <text:p text:style-name="P16">nb_epoch = <text:span text:style-name="T21">1</text:span><text:span text:style-name="T6">0</text:span></text:p>
      <text:p text:style-name="P104">Images flipped</text:p>
      <text:p text:style-name="P115">wit<text:span text:style-name="T14">h</text:span>out dropout more training</text:p>
      <text:p text:style-name="P89">Correction 0.0<text:span text:style-name="T18">5</text:span></text:p>
      <text:p text:style-name="P89"/>
      <text:p text:style-name="P68">model = Sequential()</text:p>
      <text:p text:style-name="P74"># cropping</text:p>
      <text:p text:style-name="P9">model.add(Cropping2D(<text:span text:style-name="T9">cropping</text:span>=((<text:span text:style-name="T2">70</text:span>,<text:span text:style-name="T2">25</text:span>),(<text:span text:style-name="T2">0</text:span>,<text:span text:style-name="T2">0</text:span>)), <text:span text:style-name="T9">input_shape</text:span>=input_shape))</text:p>
      <text:p text:style-name="P74"># image conversion to yuv</text:p>
      <text:p text:style-name="P9">model.add(Lambda(rgb_imgage_to_yuv_conversion))</text:p>
      <text:p text:style-name="P74"># normalize data and mean centering</text:p>
      <text:p text:style-name="P9">model.add(Lambda(<text:span text:style-name="T1">lambda <text:s/></text:span>x: x / <text:span text:style-name="T2">255.0 </text:span>- <text:span text:style-name="T2">0.5</text:span>))</text:p>
      <text:p text:style-name="P74"># https://devblogs.nvidia.com/deep-learning-self-driving-cars/</text:p>
      <text:p text:style-name="P74"># Convolutional layer with 2x3 stride and 5x5 kernel</text:p>
      <text:p text:style-name="P9">model.add(Conv2D(<text:span text:style-name="T2">24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9">model.add(Conv2D(<text:span text:style-name="T2">36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9">model.add(Conv2D(<text:span text:style-name="T2">48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74"># Convolutional layer without stride and 3x3 kernel</text:p>
      <text:p text:style-name="P9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9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74"># Fully connected layer</text:p>
      <text:p text:style-name="P9">model.add(Flatten())</text:p>
      <text:p text:style-name="P9">model.add(Dense(<text:span text:style-name="T2">100</text:span>))</text:p>
      <text:p text:style-name="P9">model.add(Dense(<text:span text:style-name="T2">50</text:span>))</text:p>
      <text:p text:style-name="P9">model.add(Dense(<text:span text:style-name="T2">10</text:span>))</text:p>
      <text:p text:style-name="P1">model.add(Dense(<text:span text:style-name="T2">1</text:span>))</text:p>
      <text:p text:style-name="P68"/>
      <text:p text:style-name="P68"/>
      <text:p text:style-name="P156">bins <text:span text:style-name="T20">5</text:span>0 </text:p>
      <text:p text:style-name="P156">max bin size = <text:span text:style-name="T22">20</text:span>00</text:p>
      <text:p text:style-name="P156"/>
      <text:p text:style-name="P172">59828/59828 [==============================] - 57s - loss: 0.0676 - val_loss: 0.0827</text:p>
      <text:p text:style-name="P172">Epoch 2/10</text:p>
      <text:p text:style-name="P172">59828/59828 [==============================] - 46s - loss: 0.0445 - val_loss: 0.0772</text:p>
      <text:p text:style-name="P172">Epoch 3/10</text:p>
      <text:p text:style-name="P172"><text:soft-page-break/>59828/59828 [==============================] - 45s - loss: 0.0427 - val_loss: 0.0731</text:p>
      <text:p text:style-name="P172">Epoch 4/10</text:p>
      <text:p text:style-name="P172">59828/59828 [==============================] - 45s - loss: 0.0388 - val_loss: 0.0593</text:p>
      <text:p text:style-name="P172">Epoch 5/10</text:p>
      <text:p text:style-name="P172">59828/59828 [==============================] - 46s - loss: 0.0368 - val_loss: 0.0638</text:p>
      <text:p text:style-name="P172">Epoch 6/10</text:p>
      <text:p text:style-name="P172">59828/59828 [==============================] - 46s - loss: 0.0352 - val_loss: 0.0775</text:p>
      <text:p text:style-name="P172">Epoch 7/10</text:p>
      <text:p text:style-name="P172">59828/59828 [==============================] - 46s - loss: 0.0329 - val_loss: 0.0551</text:p>
      <text:p text:style-name="P172">Epoch 8/10</text:p>
      <text:p text:style-name="P172">59828/59828 [==============================] - 46s - loss: 0.0299 - val_loss: 0.0497</text:p>
      <text:p text:style-name="P172">Epoch 9/10</text:p>
      <text:p text:style-name="P172">59828/59828 [==============================] - 46s - loss: 0.0271 - val_loss: 0.0455</text:p>
      <text:p text:style-name="P172">Epoch 10/10</text:p>
      <text:p text:style-name="P172">59828/59828 [==============================] - 46s - loss: 0.0241 - val_loss: 0.0436</text:p>
      <text:p text:style-name="P172"/>
      <text:p text:style-name="P173">works</text:p>
      <text:p text:style-name="P173"/>
      <text:p text:style-name="P200"/>
      <text:p text:style-name="P131"/>
      <text:p text:style-name="P139"/>
      <text:p text:style-name="P173"/>
      <text:p text:style-name="P139">Both tracks</text:p>
      <text:p text:style-name="P167">YUV images</text:p>
      <text:p text:style-name="P139"/>
      <text:p text:style-name="P54">Nvidia Network</text:p>
      <text:p text:style-name="P63">elu activation</text:p>
      <text:p text:style-name="P38"/>
      <text:p text:style-name="P17">nb_epoch = <text:span text:style-name="T7">15</text:span></text:p>
      <text:p text:style-name="P105">Images flipped</text:p>
      <text:p text:style-name="P116">wit<text:span text:style-name="T14">h</text:span>out dropout more training</text:p>
      <text:p text:style-name="P90">Correction 0.0<text:span text:style-name="T18">5</text:span></text:p>
      <text:p text:style-name="P90"/>
      <text:p text:style-name="P69">model = Sequential()</text:p>
      <text:p text:style-name="P79"># cropping</text:p>
      <text:p text:style-name="P69">model.add(Cropping2D(<text:span text:style-name="T9">cropping</text:span>=((<text:span text:style-name="T2">70</text:span>,<text:span text:style-name="T2">25</text:span>),(<text:span text:style-name="T2">0</text:span>,<text:span text:style-name="T2">0</text:span>)), <text:span text:style-name="T9">input_shape</text:span>=input_shape))</text:p>
      <text:p text:style-name="P79"># image conversion to yuv</text:p>
      <text:p text:style-name="P69">model.add(Lambda(rgb_imgage_to_yuv_conversion))</text:p>
      <text:p text:style-name="P79"># normalize data and mean centering</text:p>
      <text:p text:style-name="P69">model.add(Lambda(<text:span text:style-name="T1">lambda <text:s/></text:span>x: x / <text:span text:style-name="T2">255.0 </text:span>- <text:span text:style-name="T2">0.5</text:span>))</text:p>
      <text:p text:style-name="P79"># https://devblogs.nvidia.com/deep-learning-self-driving-cars/</text:p>
      <text:p text:style-name="P79"># Convolutional layer with 2x3 stride and 5x5 kernel</text:p>
      <text:p text:style-name="P69">model.add(Conv2D(<text:span text:style-name="T2">24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69">model.add(Conv2D(<text:span text:style-name="T2">36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69">model.add(Conv2D(<text:span text:style-name="T2">48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79"># Convolutional layer without stride and 3x3 kernel</text:p>
      <text:p text:style-name="P69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69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79"># Fully connected layer</text:p>
      <text:p text:style-name="P69">model.add(Flatten())</text:p>
      <text:p text:style-name="P69">model.add(Dense(<text:span text:style-name="T2">100</text:span>))</text:p>
      <text:p text:style-name="P69">model.add(Dense(<text:span text:style-name="T2">50</text:span>))</text:p>
      <text:p text:style-name="P69">model.add(Dense(<text:span text:style-name="T2">10</text:span>))</text:p>
      <text:p text:style-name="P6">model.add(Dense(<text:span text:style-name="T2">1</text:span>))</text:p>
      <text:p text:style-name="P69"/>
      <text:p text:style-name="P186"><text:span text:style-name="T23">bins </text:span><text:span text:style-name="T24">5</text:span><text:span text:style-name="T23">0 </text:span></text:p>
      <text:p text:style-name="P157">max bin size = <text:span text:style-name="T22">20</text:span>00</text:p>
      <text:p text:style-name="P157"/>
      <text:p text:style-name="P177">59828/59828 [==============================] - 44s - loss: 0.0638 - val_loss: 0.0790</text:p>
      <text:p text:style-name="P177">Epoch 2/20</text:p>
      <text:p text:style-name="P177">59828/59828 [==============================] - 43s - loss: 0.0451 - val_loss: 0.0702</text:p>
      <text:p text:style-name="P177">Epoch 3/20</text:p>
      <text:p text:style-name="P177">59828/59828 [==============================] - 43s - loss: 0.0428 - val_loss: 0.0677</text:p>
      <text:p text:style-name="P177">Epoch 4/20</text:p>
      <text:p text:style-name="P177">59828/59828 [==============================] - 43s - loss: 0.0391 - val_loss: 0.0587</text:p>
      <text:p text:style-name="P177">Epoch 5/20</text:p>
      <text:p text:style-name="P177">59828/59828 [==============================] - 43s - loss: 0.0371 - val_loss: 0.0574</text:p>
      <text:p text:style-name="P177"><text:soft-page-break/>Epoch 6/20</text:p>
      <text:p text:style-name="P177">59828/59828 [==============================] - 43s - loss: 0.0350 - val_loss: 0.0562</text:p>
      <text:p text:style-name="P177">Epoch 7/20</text:p>
      <text:p text:style-name="P177">59828/59828 [==============================] - 43s - loss: 0.0317 - val_loss: 0.0501</text:p>
      <text:p text:style-name="P177">Epoch 8/20</text:p>
      <text:p text:style-name="P177">59828/59828 [==============================] - 43s - loss: 0.0283 - val_loss: 0.0489</text:p>
      <text:p text:style-name="P177">Epoch 9/20</text:p>
      <text:p text:style-name="P177">59828/59828 [==============================] - 43s - loss: 0.0251 - val_loss: 0.0444</text:p>
      <text:p text:style-name="P177">Epoch 10/20</text:p>
      <text:p text:style-name="P177">59828/59828 [==============================] - 43s - loss: 0.0219 - val_loss: 0.0430</text:p>
      <text:p text:style-name="P177">Epoch 11/20</text:p>
      <text:p text:style-name="P177">59828/59828 [==============================] - 43s - loss: 0.0196 - val_loss: 0.0389</text:p>
      <text:p text:style-name="P177">Epoch 12/20</text:p>
      <text:p text:style-name="P177">59828/59828 [==============================] - 43s - loss: 0.0172 - val_loss: 0.0409</text:p>
      <text:p text:style-name="P177">Epoch 13/20</text:p>
      <text:p text:style-name="P177">59828/59828 [==============================] - 43s - loss: 0.0154 - val_loss: 0.0413</text:p>
      <text:p text:style-name="P177">Epoch 14/20</text:p>
      <text:p text:style-name="P177">59828/59828 [==============================] - 43s - loss: 0.0139 - val_loss: 0.0397</text:p>
      <text:p text:style-name="P177">Epoch 15/20</text:p>
      <text:p text:style-name="P177">59828/59828 [==============================] - 43s - loss: 0.0124 - val_loss: 0.0406</text:p>
      <text:p text:style-name="P177"/>
      <text:p text:style-name="P201"/>
      <text:p text:style-name="P132"/>
      <text:p text:style-name="P140"/>
      <text:p text:style-name="P174"/>
      <text:p text:style-name="P140">Both tracks</text:p>
      <text:p text:style-name="P168">YUV images</text:p>
      <text:p text:style-name="P178">batch_size = <text:span text:style-name="T25">30</text:span></text:p>
      <text:p text:style-name="P140"/>
      <text:p text:style-name="P55">Nvidia Network</text:p>
      <text:p text:style-name="P64">elu activation</text:p>
      <text:p text:style-name="P39"/>
      <text:p text:style-name="P18">nb_epoch = <text:span text:style-name="T8">30</text:span></text:p>
      <text:p text:style-name="P106">Images flipped</text:p>
      <text:p text:style-name="P117">wit<text:span text:style-name="T14">h</text:span>out dropout more training</text:p>
      <text:p text:style-name="P91">Correction 0.0<text:span text:style-name="T18">5</text:span></text:p>
      <text:p text:style-name="P91"/>
      <text:p text:style-name="P70">model = Sequential()</text:p>
      <text:p text:style-name="P80"># cropping</text:p>
      <text:p text:style-name="P70">model.add(Cropping2D(<text:span text:style-name="T9">cropping</text:span>=((<text:span text:style-name="T2">70</text:span>,<text:span text:style-name="T2">25</text:span>),(<text:span text:style-name="T2">0</text:span>,<text:span text:style-name="T2">0</text:span>)), <text:span text:style-name="T9">input_shape</text:span>=input_shape))</text:p>
      <text:p text:style-name="P80"># image conversion to yuv</text:p>
      <text:p text:style-name="P70">model.add(Lambda(rgb_imgage_to_yuv_conversion))</text:p>
      <text:p text:style-name="P80"># normalize data and mean centering</text:p>
      <text:p text:style-name="P70">model.add(Lambda(<text:span text:style-name="T1">lambda <text:s/></text:span>x: x / <text:span text:style-name="T2">255.0 </text:span>- <text:span text:style-name="T2">0.5</text:span>))</text:p>
      <text:p text:style-name="P80"># https://devblogs.nvidia.com/deep-learning-self-driving-cars/</text:p>
      <text:p text:style-name="P80"># Convolutional layer with 2x3 stride and 5x5 kernel</text:p>
      <text:p text:style-name="P70">model.add(Conv2D(<text:span text:style-name="T2">24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70">model.add(Conv2D(<text:span text:style-name="T2">36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70">model.add(Conv2D(<text:span text:style-name="T2">48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80"># Convolutional layer without stride and 3x3 kernel</text:p>
      <text:p text:style-name="P70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70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80"># Fully connected layer</text:p>
      <text:p text:style-name="P70">model.add(Flatten())</text:p>
      <text:p text:style-name="P70">model.add(Dense(<text:span text:style-name="T2">100</text:span>))</text:p>
      <text:p text:style-name="P70">model.add(Dense(<text:span text:style-name="T2">50</text:span>))</text:p>
      <text:p text:style-name="P70">model.add(Dense(<text:span text:style-name="T2">10</text:span>))</text:p>
      <text:p text:style-name="P7">model.add(Dense(<text:span text:style-name="T2">1</text:span>))</text:p>
      <text:p text:style-name="P70"/>
      <text:p text:style-name="P187"><text:span text:style-name="T23">bins </text:span><text:span text:style-name="T24">5</text:span><text:span text:style-name="T23">0 </text:span></text:p>
      <text:p text:style-name="P158">max bin size = <text:span text:style-name="T22">20</text:span>00</text:p>
      <text:p text:style-name="P158"/>
      <text:p text:style-name="P180">43s - loss: 0.0812 - val_loss: 0.0778</text:p>
      <text:p text:style-name="P180">Epoch 2/30</text:p>
      <text:p text:style-name="P180">43s - loss: 0.0459 - val_loss: 0.0724</text:p>
      <text:p text:style-name="P180">Epoch 3/30</text:p>
      <text:p text:style-name="P180">43s - loss: 0.0431 - val_loss: 0.0683</text:p>
      <text:p text:style-name="P180"><text:soft-page-break/>Epoch 4/30</text:p>
      <text:p text:style-name="P180">43s - loss: 0.0405 - val_loss: 0.0640</text:p>
      <text:p text:style-name="P180">Epoch 5/30</text:p>
      <text:p text:style-name="P180">43s - loss: 0.0384 - val_loss: 0.0671</text:p>
      <text:p text:style-name="P180">Epoch 6/30</text:p>
      <text:p text:style-name="P180">42s - loss: 0.0368 - val_loss: 0.0573</text:p>
      <text:p text:style-name="P180">Epoch 7/30</text:p>
      <text:p text:style-name="P180">42s - loss: 0.0350 - val_loss: 0.0575</text:p>
      <text:p text:style-name="P180">Epoch 8/30</text:p>
      <text:p text:style-name="P180">42s - loss: 0.0327 - val_loss: 0.0599</text:p>
      <text:p text:style-name="P180">Epoch 9/30</text:p>
      <text:p text:style-name="P180">42s - loss: 0.0305 - val_loss: 0.0469</text:p>
      <text:p text:style-name="P180">Epoch 10/30</text:p>
      <text:p text:style-name="P180">42s - loss: 0.0278 - val_loss: 0.0504</text:p>
      <text:p text:style-name="P180">Epoch 11/30</text:p>
      <text:p text:style-name="P180">42s - loss: 0.0251 - val_loss: 0.0485</text:p>
      <text:p text:style-name="P180">Epoch 12/30</text:p>
      <text:p text:style-name="P180">42s - loss: 0.0227 - val_loss: 0.0416</text:p>
      <text:p text:style-name="P180">Epoch 13/30</text:p>
      <text:p text:style-name="P180">42s - loss: 0.0201 - val_loss: 0.0455</text:p>
      <text:p text:style-name="P180">Epoch 14/30</text:p>
      <text:p text:style-name="P180">42s - loss: 0.0180 - val_loss: 0.0536</text:p>
      <text:p text:style-name="P180">Epoch 15/30</text:p>
      <text:p text:style-name="P180">42s - loss: 0.0163 - val_loss: 0.0417</text:p>
      <text:p text:style-name="P180">Epoch 16/30</text:p>
      <text:p text:style-name="P180">42s - loss: 0.0146 - val_loss: 0.0516</text:p>
      <text:p text:style-name="P180">Epoch 17/30</text:p>
      <text:p text:style-name="P180">42s - loss: 0.0133 - val_loss: 0.0456</text:p>
      <text:p text:style-name="P180">Epoch 18/30</text:p>
      <text:p text:style-name="P180">42s - loss: 0.0120 - val_loss: 0.0417</text:p>
      <text:p text:style-name="P180">Epoch 19/30</text:p>
      <text:p text:style-name="P180">42s - loss: 0.0111 - val_loss: 0.0423</text:p>
      <text:p text:style-name="P180">Epoch 20/30</text:p>
      <text:p text:style-name="P180">42s - loss: 0.0099 - val_loss: 0.0413</text:p>
      <text:p text:style-name="P180">Epoch 21/30</text:p>
      <text:p text:style-name="P180">42s - loss: 0.0092 - val_loss: 0.0403</text:p>
      <text:p text:style-name="P180">Epoch 22/30</text:p>
      <text:p text:style-name="P180">42s - loss: 0.0086 - val_loss: 0.0397</text:p>
      <text:p text:style-name="P180">Epoch 23/30</text:p>
      <text:p text:style-name="P180">42s - loss: 0.0080 - val_loss: 0.0403</text:p>
      <text:p text:style-name="P180">Epoch 24/30</text:p>
      <text:p text:style-name="P180">42s - loss: 0.0076 - val_loss: 0.0397</text:p>
      <text:p text:style-name="P180">Epoch 25/30</text:p>
      <text:p text:style-name="P180">42s - loss: 0.0072 - val_loss: 0.0421</text:p>
      <text:p text:style-name="P180">Epoch 26/30</text:p>
      <text:p text:style-name="P180">42s - loss: 0.0067 - val_loss: 0.0405</text:p>
      <text:p text:style-name="P180">Epoch 27/30</text:p>
      <text:p text:style-name="P180">42s - loss: 0.0063 - val_loss: 0.0412</text:p>
      <text:p text:style-name="P180">Epoch 28/30</text:p>
      <text:p text:style-name="P180">42s - loss: 0.0061 - val_loss: 0.0417</text:p>
      <text:p text:style-name="P180">Epoch 29/30</text:p>
      <text:p text:style-name="P180">42s - loss: 0.0057 - val_loss: 0.0402</text:p>
      <text:p text:style-name="P180">Epoch 30/30</text:p>
      <text:p text:style-name="P180">42s - loss: 0.0055 - val_loss: 0.0419</text:p>
      <text:p text:style-name="P180">dict_keys(['val_loss', 'loss'])</text:p>
      <text:p text:style-name="P180"/>
      <text:p text:style-name="P141">Both tracks</text:p>
      <text:p text:style-name="P169">YUV images</text:p>
      <text:p text:style-name="P179">batch_size = <text:span text:style-name="T25">30</text:span></text:p>
      <text:p text:style-name="P141"/>
      <text:p text:style-name="P56">Nvidia Network</text:p>
      <text:p text:style-name="P65">elu activation</text:p>
      <text:p text:style-name="P40"/>
      <text:p text:style-name="P19">nb_epoch = <text:span text:style-name="T8">30</text:span></text:p>
      <text:p text:style-name="P107">Images flipped</text:p>
      <text:p text:style-name="P118">wit<text:span text:style-name="T14">h</text:span>out dropout more training</text:p>
      <text:p text:style-name="P92">Correction 0.0<text:span text:style-name="T18">5</text:span></text:p>
      <text:p text:style-name="P92"/>
      <text:p text:style-name="P71">model = Sequential()</text:p>
      <text:p text:style-name="P81"><text:soft-page-break/># cropping</text:p>
      <text:p text:style-name="P71">model.add(Cropping2D(<text:span text:style-name="T9">cropping</text:span>=((<text:span text:style-name="T2">70</text:span>,<text:span text:style-name="T2">25</text:span>),(<text:span text:style-name="T2">0</text:span>,<text:span text:style-name="T2">0</text:span>)), <text:span text:style-name="T9">input_shape</text:span>=input_shape))</text:p>
      <text:p text:style-name="P81"># image conversion to yuv</text:p>
      <text:p text:style-name="P71">model.add(Lambda(rgb_imgage_to_yuv_conversion))</text:p>
      <text:p text:style-name="P81"># normalize data and mean centering</text:p>
      <text:p text:style-name="P71">model.add(Lambda(<text:span text:style-name="T1">lambda <text:s/></text:span>x: x / <text:span text:style-name="T2">255.0 </text:span>- <text:span text:style-name="T2">0.5</text:span>))</text:p>
      <text:p text:style-name="P81"># https://devblogs.nvidia.com/deep-learning-self-driving-cars/</text:p>
      <text:p text:style-name="P81"># Convolutional layer with 2x3 stride and 5x5 kernel</text:p>
      <text:p text:style-name="P71">model.add(Conv2D(<text:span text:style-name="T2">24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71">model.add(Conv2D(<text:span text:style-name="T2">36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71">model.add(Conv2D(<text:span text:style-name="T2">48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81"># Convolutional layer without stride and 3x3 kernel</text:p>
      <text:p text:style-name="P71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71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71">model.add(Dropout(<text:span text:style-name="T2">0.25</text:span>))</text:p>
      <text:p text:style-name="P74"># Fully connected layer</text:p>
      <text:p text:style-name="P9">model.add(Flatten())</text:p>
      <text:p text:style-name="P9">model.add(Dense(<text:span text:style-name="T2">100</text:span>))</text:p>
      <text:p text:style-name="P9">model.add(Dropout(<text:span text:style-name="T2">0.25</text:span>))</text:p>
      <text:p text:style-name="P9">model.add(Dense(<text:span text:style-name="T2">50</text:span>))</text:p>
      <text:p text:style-name="P9">model.add(Dropout(<text:span text:style-name="T2">0.25</text:span>))</text:p>
      <text:p text:style-name="P9">model.add(Dense(<text:span text:style-name="T2">10</text:span>))</text:p>
      <text:p text:style-name="P1">model.add(Dense(<text:span text:style-name="T2">1</text:span>))</text:p>
      <text:p text:style-name="P188"><text:span text:style-name="T23">bins </text:span><text:span text:style-name="T24">5</text:span><text:span text:style-name="T23">0 </text:span></text:p>
      <text:p text:style-name="P159">max bin size = <text:span text:style-name="T22">20</text:span>00</text:p>
      <text:p text:style-name="P159"/>
      <text:p text:style-name="P181">59828/59828 [==============================] - 47s - loss: 0.0584 - val_loss: 0.0864</text:p>
      <text:p text:style-name="P181">Epoch 2/30</text:p>
      <text:p text:style-name="P181">59828/59828 [==============================] - 46s - loss: 0.0476 - val_loss: 0.0967</text:p>
      <text:p text:style-name="P181">Epoch 3/30</text:p>
      <text:p text:style-name="P181">59828/59828 [==============================] - 46s - loss: 0.0446 - val_loss: 0.0891</text:p>
      <text:p text:style-name="P181">Epoch 4/30</text:p>
      <text:p text:style-name="P181">59828/59828 [==============================] - 46s - loss: 0.0431 - val_loss: 0.0854</text:p>
      <text:p text:style-name="P181">Epoch 5/30</text:p>
      <text:p text:style-name="P181">59828/59828 [==============================] - 46s - loss: 0.0414 - val_loss: 0.0734</text:p>
      <text:p text:style-name="P181">Epoch 6/30</text:p>
      <text:p text:style-name="P181">59828/59828 [==============================] - 46s - loss: 0.0403 - val_loss: 0.0738</text:p>
      <text:p text:style-name="P181">Epoch 7/30</text:p>
      <text:p text:style-name="P181">59828/59828 [==============================] - 46s - loss: 0.0393 - val_loss: 0.0659</text:p>
      <text:p text:style-name="P181">Epoch 8/30</text:p>
      <text:p text:style-name="P181">59828/59828 [==============================] - 46s - loss: 0.0372 - val_loss: 0.0569</text:p>
      <text:p text:style-name="P181">Epoch 9/30</text:p>
      <text:p text:style-name="P181">59828/59828 [==============================] - 46s - loss: 0.0345 - val_loss: 0.0729</text:p>
      <text:p text:style-name="P181">Epoch 10/30</text:p>
      <text:p text:style-name="P181">59828/59828 [==============================] - 46s - loss: 0.0318 - val_loss: 0.0539</text:p>
      <text:p text:style-name="P181">Epoch 11/30</text:p>
      <text:p text:style-name="P181">59828/59828 [==============================] - 46s - loss: 0.0297 - val_loss: 0.0512</text:p>
      <text:p text:style-name="P181">Epoch 12/30</text:p>
      <text:p text:style-name="P181">59828/59828 [==============================] - 46s - loss: 0.0276 - val_loss: 0.0494</text:p>
      <text:p text:style-name="P181">Epoch 13/30</text:p>
      <text:p text:style-name="P181">59828/59828 [==============================] - 46s - loss: 0.0254 - val_loss: 0.0456</text:p>
      <text:p text:style-name="P181">Epoch 14/30</text:p>
      <text:p text:style-name="P181">59828/59828 [==============================] - 46s - loss: 0.0240 - val_loss: 0.0514</text:p>
      <text:p text:style-name="P181">Epoch 15/30</text:p>
      <text:p text:style-name="P181">59828/59828 [==============================] - 46s - loss: 0.0224 - val_loss: 0.0440</text:p>
      <text:p text:style-name="P181">Epoch 16/30</text:p>
      <text:p text:style-name="P181">59828/59828 [==============================] - 46s - loss: 0.0209 - val_loss: 0.0501</text:p>
      <text:p text:style-name="P181">Epoch 17/30</text:p>
      <text:p text:style-name="P181">59828/59828 [==============================] - 46s - loss: 0.0193 - val_loss: 0.0416</text:p>
      <text:p text:style-name="P181">Epoch 18/30</text:p>
      <text:p text:style-name="P181">59828/59828 [==============================] - 46s - loss: 0.0185 - val_loss: 0.0440</text:p>
      <text:p text:style-name="P181">Epoch 19/30</text:p>
      <text:p text:style-name="P181">59828/59828 [==============================] - 46s - loss: 0.0177 - val_loss: 0.0471</text:p>
      <text:p text:style-name="P181">Epoch 20/30</text:p>
      <text:p text:style-name="P181">59828/59828 [==============================] - 46s - loss: 0.0166 - val_loss: 0.0456</text:p>
      <text:p text:style-name="P181">Epoch 21/30</text:p>
      <text:p text:style-name="P181">59828/59828 [==============================] - 46s - loss: 0.0158 - val_loss: 0.0408</text:p>
      <text:p text:style-name="P181">Epoch 22/30</text:p>
      <text:p text:style-name="P181"><text:soft-page-break/>59828/59828 [==============================] - 46s - loss: 0.0153 - val_loss: 0.0480</text:p>
      <text:p text:style-name="P181">Epoch 23/30</text:p>
      <text:p text:style-name="P181">59828/59828 [==============================] - 46s - loss: 0.0149 - val_loss: 0.0421</text:p>
      <text:p text:style-name="P181">Epoch 24/30</text:p>
      <text:p text:style-name="P181">59828/59828 [==============================] - 46s - loss: 0.0140 - val_loss: 0.0385</text:p>
      <text:p text:style-name="P181">Epoch 25/30</text:p>
      <text:p text:style-name="P181">59828/59828 [==============================] - 46s - loss: 0.0139 - val_loss: 0.0444</text:p>
      <text:p text:style-name="P181">Epoch 26/30</text:p>
      <text:p text:style-name="P181">59828/59828 [==============================] - 46s - loss: 0.0135 - val_loss: 0.0406</text:p>
      <text:p text:style-name="P181">Epoch 27/30</text:p>
      <text:p text:style-name="P181">59828/59828 [==============================] - 46s - loss: 0.0131 - val_loss: 0.0582</text:p>
      <text:p text:style-name="P181">Epoch 28/30</text:p>
      <text:p text:style-name="P181">59828/59828 [==============================] - 46s - loss: 0.0132 - val_loss: 0.0460</text:p>
      <text:p text:style-name="P181">Epoch 29/30</text:p>
      <text:p text:style-name="P181">59828/59828 [==============================] - 46s - loss: 0.0125 - val_loss: 0.0386</text:p>
      <text:p text:style-name="P181">Epoch 30/30</text:p>
      <text:p text:style-name="P181">59828/59828 [==============================] - 46s - loss: 0.0125 - val_loss: 0.0398</text:p>
      <text:p text:style-name="P158"/>
      <text:p text:style-name="P202"/>
      <text:p text:style-name="P133"/>
      <text:p text:style-name="P142"/>
      <text:p text:style-name="P175"/>
      <text:p text:style-name="P142">Both tracks</text:p>
      <text:p text:style-name="P170">YUV images</text:p>
      <text:p text:style-name="P142"/>
      <text:p text:style-name="P57">Nvidia Network</text:p>
      <text:p text:style-name="P66">elu activation</text:p>
      <text:p text:style-name="P41"/>
      <text:p text:style-name="P20">nb_epoch = <text:span text:style-name="T7">15</text:span></text:p>
      <text:p text:style-name="P204">batch_size = 10</text:p>
      <text:p text:style-name="P204"/>
      <text:p text:style-name="P108">Images flipped</text:p>
      <text:p text:style-name="P119">wit<text:span text:style-name="T14">h</text:span>out dropout more training</text:p>
      <text:p text:style-name="P93">Correction 0.0<text:span text:style-name="T18">5</text:span></text:p>
      <text:p text:style-name="P93"/>
      <text:p text:style-name="P72">model = Sequential()</text:p>
      <text:p text:style-name="P82"># cropping</text:p>
      <text:p text:style-name="P72">model.add(Cropping2D(<text:span text:style-name="T9">cropping</text:span>=((<text:span text:style-name="T2">70</text:span>,<text:span text:style-name="T2">25</text:span>),(<text:span text:style-name="T2">0</text:span>,<text:span text:style-name="T2">0</text:span>)), <text:span text:style-name="T9">input_shape</text:span>=input_shape))</text:p>
      <text:p text:style-name="P82"># image conversion to yuv</text:p>
      <text:p text:style-name="P72">model.add(Lambda(rgb_imgage_to_yuv_conversion))</text:p>
      <text:p text:style-name="P82"># normalize data and mean centering</text:p>
      <text:p text:style-name="P72">model.add(Lambda(<text:span text:style-name="T1">lambda <text:s/></text:span>x: x / <text:span text:style-name="T2">255.0 </text:span>- <text:span text:style-name="T2">0.5</text:span>))</text:p>
      <text:p text:style-name="P82"># https://devblogs.nvidia.com/deep-learning-self-driving-cars/</text:p>
      <text:p text:style-name="P82"># Convolutional layer with 2x3 stride and 5x5 kernel</text:p>
      <text:p text:style-name="P72">model.add(Conv2D(<text:span text:style-name="T2">24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72">model.add(Conv2D(<text:span text:style-name="T2">36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72">model.add(Conv2D(<text:span text:style-name="T2">48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82"># Convolutional layer without stride and 3x3 kernel</text:p>
      <text:p text:style-name="P72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72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82"># Fully connected layer</text:p>
      <text:p text:style-name="P72">model.add(Flatten())</text:p>
      <text:p text:style-name="P72">model.add(Dense(<text:span text:style-name="T2">100</text:span>))</text:p>
      <text:p text:style-name="P72">model.add(Dense(<text:span text:style-name="T2">50</text:span>))</text:p>
      <text:p text:style-name="P72">model.add(Dense(<text:span text:style-name="T2">10</text:span>))</text:p>
      <text:p text:style-name="P8">model.add(Dense(<text:span text:style-name="T2">1</text:span>))</text:p>
      <text:p text:style-name="P189"><text:span text:style-name="T23">bins </text:span><text:span text:style-name="T24">5</text:span><text:span text:style-name="T23">0 </text:span></text:p>
      <text:p text:style-name="P161">max bin size = <text:span text:style-name="T22">20</text:span>00</text:p>
      <text:p text:style-name="P161"/>
      <text:p text:style-name="P182">59828/59828 [==============================] - 83s - loss: 0.0546 - val_loss: 0.0765</text:p>
      <text:p text:style-name="P182">Epoch 2/15</text:p>
      <text:p text:style-name="P182">59828/59828 [==============================] - 69s - loss: 0.0431 - val_loss: 0.0960</text:p>
      <text:p text:style-name="P182">Epoch 3/15</text:p>
      <text:p text:style-name="P182">59828/59828 [==============================] - 70s - loss: 0.0377 - val_loss: 0.0641</text:p>
      <text:p text:style-name="P182">Epoch 4/15</text:p>
      <text:p text:style-name="P182">59828/59828 [==============================] - 70s - loss: 0.0323 - val_loss: 0.0472</text:p>
      <text:p text:style-name="P182">Epoch 5/15</text:p>
      <text:p text:style-name="P182"><text:soft-page-break/>59828/59828 [==============================] - 71s - loss: 0.0285 - val_loss: 0.0443</text:p>
      <text:p text:style-name="P182">Epoch 6/15</text:p>
      <text:p text:style-name="P182">59828/59828 [==============================] - 70s - loss: 0.0257 - val_loss: 0.0421</text:p>
      <text:p text:style-name="P182">Epoch 7/15</text:p>
      <text:p text:style-name="P182">59828/59828 [==============================] - 71s - loss: 0.0233 - val_loss: 0.0405</text:p>
      <text:p text:style-name="P182">Epoch 8/15</text:p>
      <text:p text:style-name="P182">59828/59828 [==============================] - 70s - loss: 0.0216 - val_loss: 0.0441</text:p>
      <text:p text:style-name="P182">Epoch 9/15</text:p>
      <text:p text:style-name="P182">59828/59828 [==============================] - 70s - loss: 0.0198 - val_loss: 0.0433</text:p>
      <text:p text:style-name="P182">Epoch 10/15</text:p>
      <text:p text:style-name="P182">59828/59828 [==============================] - 71s - loss: 0.0184 - val_loss: 0.0472</text:p>
      <text:p text:style-name="P182">Epoch 11/15</text:p>
      <text:p text:style-name="P182">59828/59828 [==============================] - 69s - loss: 0.0173 - val_loss: 0.0407</text:p>
      <text:p text:style-name="P182">Epoch 12/15</text:p>
      <text:p text:style-name="P182">59828/59828 [==============================] - 70s - loss: 0.0162 - val_loss: 0.0401</text:p>
      <text:p text:style-name="P182">Epoch 13/15</text:p>
      <text:p text:style-name="P182">59828/59828 [==============================] - 71s - loss: 0.0152 - val_loss: 0.0453</text:p>
      <text:p text:style-name="P182">Epoch 14/15</text:p>
      <text:p text:style-name="P182">59828/59828 [==============================] - 69s - loss: 0.0143 - val_loss: 0.0398</text:p>
      <text:p text:style-name="P182">Epoch 15/15</text:p>
      <text:p text:style-name="P182">59828/59828 [==============================] - 70s - loss: 0.0137 - val_loss: 0.0408</text:p>
      <text:p text:style-name="P160"/>
      <text:p text:style-name="P203"/>
      <text:p text:style-name="P134"/>
      <text:p text:style-name="P143"/>
      <text:p text:style-name="P176"/>
      <text:p text:style-name="P143">Both tracks</text:p>
      <text:p text:style-name="P171">YUV images</text:p>
      <text:p text:style-name="P143"/>
      <text:p text:style-name="P58">Nvidia Network</text:p>
      <text:p text:style-name="P67">elu activation</text:p>
      <text:p text:style-name="P73">per image normalization</text:p>
      <text:p text:style-name="P42"/>
      <text:p text:style-name="P21">nb_epoch = <text:span text:style-name="T7">15</text:span></text:p>
      <text:p text:style-name="P205">batch_size = 10</text:p>
      <text:p text:style-name="P205"/>
      <text:p text:style-name="P109">Images flipped</text:p>
      <text:p text:style-name="P120">wit<text:span text:style-name="T14">h</text:span>out dropout more training</text:p>
      <text:p text:style-name="P94">Correction 0.0<text:span text:style-name="T18">5</text:span></text:p>
      <text:p text:style-name="P94"/>
      <text:p text:style-name="P189"><text:span text:style-name="T23">bins </text:span><text:span text:style-name="T24">5</text:span><text:span text:style-name="T23">0 </text:span></text:p>
      <text:p text:style-name="P161">max bin size = <text:span text:style-name="T26">30</text:span>00</text:p>
      <text:p text:style-name="P161"/>
      <text:p text:style-name="P45">model = Sequential()</text:p>
      <text:p text:style-name="P74"># cropping</text:p>
      <text:p text:style-name="P9">model.add(Cropping2D(<text:span text:style-name="T9">cropping</text:span>=((<text:span text:style-name="T2">70</text:span>,<text:span text:style-name="T2">25</text:span>),(<text:span text:style-name="T2">0</text:span>,<text:span text:style-name="T2">0</text:span>)), <text:span text:style-name="T9">input_shape</text:span>=input_shape))</text:p>
      <text:p text:style-name="P74"># normalize data and mean centering</text:p>
      <text:p text:style-name="P74">#model.add(Lambda(lambda <text:s/>x: x / 255.0 - 0.5))</text:p>
      <text:p text:style-name="P9">model.add(Lambda(per_image_normalization))</text:p>
      <text:p text:style-name="P74"># image conversion to yuv</text:p>
      <text:p text:style-name="P9">model.add(Lambda(rgb_image_to_yuv_conversion))</text:p>
      <text:p text:style-name="P74"># https://devblogs.nvidia.com/deep-learning-self-driving-cars/</text:p>
      <text:p text:style-name="P74"># Convolutional layer with 2x3 stride and 5x5 kernel</text:p>
      <text:p text:style-name="P9">model.add(Conv2D(<text:span text:style-name="T2">24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9">model.add(Conv2D(<text:span text:style-name="T2">36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9">model.add(Conv2D(<text:span text:style-name="T2">48</text:span>, <text:span text:style-name="T2">5</text:span>, <text:span text:style-name="T2">5</text:span>, <text:span text:style-name="T9">subsample</text:span>=(<text:span text:style-name="T2">2</text:span>,<text:span text:style-name="T2">2</text:span>), <text:span text:style-name="T9">border_mode</text:span>=<text:span text:style-name="T10">'valid'</text:span>, <text:span text:style-name="T9">activation</text:span>=<text:span text:style-name="T10">"elu"</text:span>))</text:p>
      <text:p text:style-name="P74"># Convolutional layer without stride and 3x3 kernel</text:p>
      <text:p text:style-name="P9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9">model.add(Conv2D(<text:span text:style-name="T2">64</text:span>, <text:span text:style-name="T2">3</text:span>, <text:span text:style-name="T2">3</text:span>, <text:span text:style-name="T9">border_mode</text:span>=<text:span text:style-name="T10">'valid'</text:span>, <text:span text:style-name="T9">activation</text:span>=<text:span text:style-name="T10">"elu"</text:span>))</text:p>
      <text:p text:style-name="P74"># Fully connected layer</text:p>
      <text:p text:style-name="P9">model.add(Flatten())</text:p>
      <text:p text:style-name="P9">model.add(Dense(<text:span text:style-name="T2">100</text:span>))</text:p>
      <text:p text:style-name="P9">model.add(Dense(<text:span text:style-name="T2">50</text:span>))</text:p>
      <text:p text:style-name="P9">model.add(Dense(<text:span text:style-name="T2">10</text:span>))</text:p>
      <text:p text:style-name="P1">model.add(Dense(<text:span text:style-name="T2">1</text:span>))</text:p>
      <text:p text:style-name="P190"><text:span text:style-name="T23">bins </text:span><text:span text:style-name="T24">5</text:span><text:span text:style-name="T23">0 </text:span></text:p>
      <text:p text:style-name="P162">max bin size = <text:span text:style-name="T22">20</text:span>00</text:p>
      <text:p text:style-name="P162"><text:soft-page-break/></text:p>
      <text:p text:style-name="P46">66798/66798 [==============================] - 150s - loss: 0.0435 - val_loss: 0.0632</text:p>
      <text:p text:style-name="P46">Epoch 2/10</text:p>
      <text:p text:style-name="P46">66798/66798 [==============================] - 151s - loss: 0.0335 - val_loss: 0.0507</text:p>
      <text:p text:style-name="P46">Epoch 3/10</text:p>
      <text:p text:style-name="P46">66798/66798 [==============================] - 146s - loss: 0.0268 - val_loss: 0.0462</text:p>
      <text:p text:style-name="P46">Epoch 4/10</text:p>
      <text:p text:style-name="P46">66798/66798 [==============================] - 147s - loss: 0.0221 - val_loss: 0.0413</text:p>
      <text:p text:style-name="P46">Epoch 5/10</text:p>
      <text:p text:style-name="P46">66798/66798 [==============================] - 142s - loss: 0.0196 - val_loss: 0.0396</text:p>
      <text:p text:style-name="P46">Epoch 6/10</text:p>
      <text:p text:style-name="P46">66798/66798 [==============================] - 142s - loss: 0.0172 - val_loss: 0.0367</text:p>
      <text:p text:style-name="P46">Epoch 7/10</text:p>
      <text:p text:style-name="P46">66798/66798 [==============================] - 144s - loss: 0.0156 - val_loss: 0.0373</text:p>
      <text:p text:style-name="P46">Epoch 8/10</text:p>
      <text:p text:style-name="P46">66798/66798 [==============================] - 141s - loss: 0.0144 - val_loss: 0.0399</text:p>
      <text:p text:style-name="P46">Epoch 9/10</text:p>
      <text:p text:style-name="P46">66798/66798 [==============================] - 139s - loss: 0.0134 - val_loss: 0.0369</text:p>
      <text:p text:style-name="P46">Epoch 10/10</text:p>
      <text:p text:style-name="P46">66798/66798 [==============================] - 139s - loss: 0.0130 - val_loss: 0.0374</text:p>
      <text:p text:style-name="P46"/>
      <text:p text:style-name="P47">More test data <text:span text:style-name="T27">from second track</text:span></text:p>
      <text:p text:style-name="P47"/>
      <text:p text:style-name="P47">95355/95355 [==============================] - 226s - loss: 0.0749 - val_loss: 0.0849</text:p>
      <text:p text:style-name="P47">Epoch 2/10</text:p>
      <text:p text:style-name="P47">95355/95355 [==============================] - 218s - loss: 0.0510 - val_loss: 0.0799</text:p>
      <text:p text:style-name="P47">Epoch 3/10</text:p>
      <text:p text:style-name="P47">95355/95355 [==============================] - 218s - loss: 0.0409 - val_loss: 0.0705</text:p>
      <text:p text:style-name="P47">Epoch 4/10</text:p>
      <text:p text:style-name="P47">95355/95355 [==============================] - 218s - loss: 0.0353 - val_loss: 0.0635</text:p>
      <text:p text:style-name="P47">Epoch 5/10</text:p>
      <text:p text:style-name="P47">95355/95355 [==============================] - 218s - loss: 0.0320 - val_loss: 0.0549</text:p>
      <text:p text:style-name="P47">Epoch 6/10</text:p>
      <text:p text:style-name="P47">95355/95355 [==============================] - 218s - loss: 0.0296 - val_loss: 0.0536</text:p>
      <text:p text:style-name="P47">Epoch 7/10</text:p>
      <text:p text:style-name="P47">95355/95355 [==============================] - 218s - loss: 0.0276 - val_loss: 0.0501</text:p>
      <text:p text:style-name="P47">Epoch 8/10</text:p>
      <text:p text:style-name="P47">95355/95355 [==============================] - 216s - loss: 0.0261 - val_loss: 0.0496</text:p>
      <text:p text:style-name="P47">Epoch 9/10</text:p>
      <text:p text:style-name="P47">95355/95355 [==============================] - 212s - loss: 0.0251 - val_loss: 0.0480</text:p>
      <text:p text:style-name="P47">Epoch 10/10</text:p>
      <text:p text:style-name="P47">95355/95355 [==============================] - 213s - loss: 0.0237 - val_loss: 0.0510</text:p>
      <text:p text:style-name="P47"/>
      <text:p text:style-name="P190"><text:span text:style-name="T23">bins </text:span><text:span text:style-name="T24">5</text:span><text:span text:style-name="T23">0 </text:span></text:p>
      <text:p text:style-name="P162">max bin size = <text:span text:style-name="T28">35</text:span>00</text:p>
      <text:p text:style-name="P162"/>
      <text:p text:style-name="P183">109140/109140 [==============================] - 291s - loss: 0.0700 - val_loss: 0.0858</text:p>
      <text:p text:style-name="P183">Epoch 2/10</text:p>
      <text:p text:style-name="P183">109140/109140 [==============================] - 261s - loss: 0.0483 - val_loss: 0.0608</text:p>
      <text:p text:style-name="P183">Epoch 3/10</text:p>
      <text:p text:style-name="P183">109140/109140 [==============================] - 253s - loss: 0.0396 - val_loss: 0.0550</text:p>
      <text:p text:style-name="P183">Epoch 4/10</text:p>
      <text:p text:style-name="P183">109140/109140 [==============================] - 253s - loss: 0.0343 - val_loss: 0.0533</text:p>
      <text:p text:style-name="P183">Epoch 5/10</text:p>
      <text:p text:style-name="P183">109140/109140 [==============================] - 253s - loss: 0.0314 - val_loss: 0.0495</text:p>
      <text:p text:style-name="P183">Epoch 6/10</text:p>
      <text:p text:style-name="P183">109140/109140 [==============================] - 253s - loss: 0.0293 - val_loss: 0.0483</text:p>
      <text:p text:style-name="P183">Epoch 7/10</text:p>
      <text:p text:style-name="P183">109140/109140 [==============================] - 253s - loss: 0.0274 - val_loss: 0.0448</text:p>
      <text:p text:style-name="P183">Epoch 8/10</text:p>
      <text:p text:style-name="P183">109140/109140 [==============================] - 253s - loss: 0.0259 - val_loss: 0.0443</text:p>
      <text:p text:style-name="P183">Epoch 9/10</text:p>
      <text:p text:style-name="P183">109140/109140 [==============================] - 253s - loss: 0.0249 - val_loss: 0.0497</text:p>
      <text:p text:style-name="P183">Epoch 10/10</text:p>
      <text:p text:style-name="P183">109140/109140 [==============================] - 253s - loss: 0.0242 - val_loss: 0.0419</text:p>
      <text:p text:style-name="P183"/>
      <text:p text:style-name="P209"><text:span text:style-name="T23">bins </text:span><text:span text:style-name="T24">5</text:span><text:span text:style-name="T23">0 </text:span></text:p>
      <text:p text:style-name="P207">max bin size = <text:span text:style-name="T28">30</text:span>00</text:p>
      <text:p text:style-name="P207"/>
      <text:p text:style-name="P208"><text:soft-page-break/>102555/102555 [==============================] - 185s - loss: 0.0757 - val_loss: 0.1415</text:p>
      <text:p text:style-name="P208">Epoch 2/10</text:p>
      <text:p text:style-name="P208">102555/102555 [==============================] - 172s - loss: 0.0536 - val_loss: 0.0679</text:p>
      <text:p text:style-name="P208">Epoch 3/10</text:p>
      <text:p text:style-name="P208">102555/102555 [==============================] - 169s - loss: 0.0413 - val_loss: 0.0581</text:p>
      <text:p text:style-name="P208">Epoch 4/10</text:p>
      <text:p text:style-name="P208">102555/102555 [==============================] - 170s - loss: 0.0353 - val_loss: 0.0558</text:p>
      <text:p text:style-name="P208">Epoch 5/10</text:p>
      <text:p text:style-name="P208">102555/102555 [==============================] - 169s - loss: 0.0314 - val_loss: 0.0543</text:p>
      <text:p text:style-name="P208">Epoch 6/10</text:p>
      <text:p text:style-name="P208">102555/102555 [==============================] - 169s - loss: 0.0290 - val_loss: 0.0508</text:p>
      <text:p text:style-name="P208">Epoch 7/10</text:p>
      <text:p text:style-name="P208">102555/102555 [==============================] - 167s - loss: 0.0270 - val_loss: 0.0547</text:p>
      <text:p text:style-name="P208">Epoch 8/10</text:p>
      <text:p text:style-name="P208">102555/102555 [==============================] - 169s - loss: 0.0255 - val_loss: 0.0477</text:p>
      <text:p text:style-name="P208">Epoch 9/10</text:p>
      <text:p text:style-name="P208">102555/102555 [==============================] - 169s - loss: 0.0244 - val_loss: 0.0521</text:p>
      <text:p text:style-name="P208">Epoch 10/10</text:p>
      <text:p text:style-name="P208">102555/102555 [==============================] - 169s - loss: 0.0234 - val_loss: 0.046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0:15:03.611082321</meta:creation-date>
    <dc:date>2018-07-26T23:20:01.924505322</dc:date>
    <meta:editing-duration>P1DT3H6M24S</meta:editing-duration>
    <meta:editing-cycles>61</meta:editing-cycles>
    <meta:generator>LibreOffice/5.1.6.2$Linux_X86_64 LibreOffice_project/10m0$Build-2</meta:generator>
    <meta:document-statistic meta:table-count="0" meta:image-count="0" meta:object-count="0" meta:page-count="15" meta:paragraph-count="835" meta:word-count="4058" meta:character-count="33513" meta:non-whitespace-character-count="30266"/>
  </office:meta>
</office:document-meta>
</file>